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00000014BCB770F5256209481.png" manifest:media-type="image/png"/>
  <manifest:file-entry manifest:full-path="Pictures/10000000000002600000027147BC5034DC102D8A.jpg" manifest:media-type="image/jpeg"/>
  <manifest:file-entry manifest:full-path="Pictures/10000001000000E90000007A5C8B085FA7E2A636.png" manifest:media-type="image/png"/>
  <manifest:file-entry manifest:full-path="Pictures/10000001000002D7000000935B32160CE522F8BA.png" manifest:media-type="image/png"/>
  <manifest:file-entry manifest:full-path="Pictures/10000001000002E6000002BB18D09AEB46C6E810.png" manifest:media-type="image/png"/>
  <manifest:file-entry manifest:full-path="Pictures/10000001000002D60000022D43586F7DC816485E.png" manifest:media-type="image/png"/>
  <manifest:file-entry manifest:full-path="Pictures/10000000000002BC0000012A6F4A413023F97C99.png" manifest:media-type="image/png"/>
  <manifest:file-entry manifest:full-path="Pictures/10000001000002970000010B5FE0C5EFB2C19C5B.png" manifest:media-type="image/png"/>
  <manifest:file-entry manifest:full-path="Pictures/10000001000001B7000002227870E052D4EEA636.png" manifest:media-type="image/png"/>
  <manifest:file-entry manifest:full-path="Pictures/100000010000033100000129BA695F8983C05E1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Bitstream Vera Sans Mono" svg:font-family="'Bitstream Vera Sans Mono'" style:font-family-generic="modern" style:font-pitch="fixed"/>
    <style:font-face style:name="Consolas" svg:font-family="Consolas" style:font-adornments="Normal" style:font-family-generic="swiss" style:font-pitch="variable"/>
    <style:font-face style:name="Consolas1" svg:font-family="Consolas, sans-serif"/>
    <style:font-face style:name="Courier New" svg:font-family="'Courier New'" style:font-family-generic="modern" style:font-pitch="fixed"/>
    <style:font-face style:name="Courier New1" svg:font-family="'Courier New', 'Courier New'" style:font-family-generic="swiss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, 'Arial Unicode MS'"/>
    <style:font-face style:name="Tahoma" svg:font-family="Tahoma"/>
    <style:font-face style:name="Tahoma1" svg:font-family="Tahoma" style:font-family-generic="system" style:font-pitch="variable"/>
    <style:font-face style:name="Trebuchet MS" svg:font-family="'Trebuchet MS'" style:font-family-generic="swiss"/>
    <style:font-face style:name="monospace" svg:font-family="monospac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39cm" fo:margin-left="-0.016cm" fo:margin-right="-0.023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7cm" style:rel-column-width="9450*"/>
    </style:style>
    <style:style style:name="Tabla3.B" style:family="table-column">
      <style:table-column-properties style:column-width="8.444cm" style:rel-column-width="32475*"/>
    </style:style>
    <style:style style:name="Tabla3.C" style:family="table-column">
      <style:table-column-properties style:column-width="3.517cm" style:rel-column-width="13527*"/>
    </style:style>
    <style:style style:name="Tabla3.D" style:family="table-column">
      <style:table-column-properties style:column-width="2.621cm" style:rel-column-width="1008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3.21" style:family="table-row">
      <style:table-row-properties fo:background-color="transparent" fo:keep-together="auto">
        <style:background-image/>
      </style:table-row-properties>
    </style:style>
    <style:style style:name="Tabla3.22" style:family="table-row">
      <style:table-row-properties fo:background-color="transparent" fo:keep-together="auto">
        <style:background-image/>
      </style:table-row-properties>
    </style:style>
    <style:style style:name="Tabla3.23" style:family="table-row">
      <style:table-row-properties fo:background-color="transparent" fo:keep-together="auto">
        <style:background-image/>
      </style:table-row-properties>
    </style:style>
    <style:style style:name="Tabla3.24" style:family="table-row">
      <style:table-row-properties fo:background-color="transparent" fo:keep-together="auto">
        <style:background-image/>
      </style:table-row-properties>
    </style:style>
    <style:style style:name="Tabla3.25" style:family="table-row">
      <style:table-row-properties fo:background-color="transparent" fo:keep-together="auto">
        <style:background-image/>
      </style:table-row-properties>
    </style:style>
    <style:style style:name="Tabla3.26" style:family="table-row">
      <style:table-row-properties fo:background-color="transparent" fo:keep-together="auto">
        <style:background-image/>
      </style:table-row-properties>
    </style:style>
    <style:style style:name="Tabla3.27" style:family="table-row">
      <style:table-row-properties fo:background-color="transparent" fo:keep-together="auto">
        <style:background-image/>
      </style:table-row-properties>
    </style:style>
    <style:style style:name="Tabla3.28" style:family="table-row">
      <style:table-row-properties fo:background-color="transparent" fo:keep-together="auto">
        <style:background-image/>
      </style:table-row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 style:writing-mode="page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5pt solid #000000" style:writing-mode="pag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5pt solid #000000" style:writing-mode="page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5pt solid #000000" style:writing-mode="page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5pt solid #000000"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5pt solid #000000" style:writing-mode="page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5pt solid #000000" style:writing-mode="page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5pt solid #000000" style:writing-mode="page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5pt solid #000000" style:writing-mode="page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5pt solid #000000" style:writing-mode="page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5pt solid #000000" style:writing-mode="page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paragraph-rsid="00d3a0a2"/>
    </style:style>
    <style:style style:name="P3" style:family="paragraph" style:parent-style-name="Text_20_body">
      <style:paragraph-properties fo:text-align="start" style:justify-single-word="false"/>
      <style:text-properties officeooo:paragraph-rsid="00d55ee1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Footnote">
      <style:paragraph-properties fo:text-align="end" style:justify-single-word="false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ubtitle">
      <style:paragraph-properties fo:text-align="center" style:justify-single-word="false"/>
    </style:style>
    <style:style style:name="P10" style:family="paragraph" style:parent-style-name="Title">
      <style:paragraph-properties fo:text-align="center" style:justify-single-word="false"/>
    </style:style>
    <style:style style:name="P11" style:family="paragraph" style:parent-style-name="Standard">
      <style:paragraph-properties fo:text-align="end" style:justify-single-word="false"/>
      <style:text-properties style:font-name="Arial"/>
    </style:style>
    <style:style style:name="P12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style:font-name="Arial"/>
    </style:style>
    <style:style style:name="P16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e9bb7" officeooo:paragraph-rsid="002e9bb7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6e778" officeooo:paragraph-rsid="0056e778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83b43" officeooo:paragraph-rsid="00583b43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e000a" officeooo:paragraph-rsid="005e000a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19ce4" officeooo:paragraph-rsid="00619ce4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9dfca" officeooo:paragraph-rsid="0069dfca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c6856" officeooo:paragraph-rsid="006c6856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7532fd" officeooo:paragraph-rsid="007532fd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7bb7a0" officeooo:paragraph-rsid="007bb7a0" style:font-size-asian="11pt" style:font-size-complex="11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875b6b" officeooo:paragraph-rsid="00875b6b" style:font-size-asian="11pt" style:font-size-complex="11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90ec17" officeooo:paragraph-rsid="0090ec17" style:font-size-asian="11pt" style:font-size-complex="11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9405a1" officeooo:paragraph-rsid="009405a1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32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3" style:family="paragraph" style:parent-style-name="Text_20_body">
      <style:paragraph-properties fo:text-align="justify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34" style:family="paragraph" style:parent-style-name="Text_20_body">
      <style:paragraph-properties fo:text-align="justify" style:justify-single-word="false"/>
      <style:text-properties fo:language="ca" fo:country="ES" officeooo:rsid="00d3a0a2" officeooo:paragraph-rsid="00d87625" style:language-asian="zxx" style:country-asian="none" style:language-complex="zxx" style:country-complex="none"/>
    </style:style>
    <style:style style:name="P35" style:family="paragraph" style:parent-style-name="Text_20_body">
      <style:paragraph-properties fo:text-align="justify" style:justify-single-word="false"/>
      <style:text-properties fo:language="ca" fo:country="ES" officeooo:rsid="00d3a0a2" officeooo:paragraph-rsid="00d9645e" style:language-asian="zxx" style:country-asian="none" style:language-complex="zxx" style:country-complex="none"/>
    </style:style>
    <style:style style:name="P36" style:family="paragraph" style:parent-style-name="Text_20_body">
      <style:paragraph-properties fo:text-align="justify" style:justify-single-word="false"/>
      <style:text-properties fo:language="ca" fo:country="ES" officeooo:rsid="00d3a0a2" officeooo:paragraph-rsid="00de121e" style:language-asian="zxx" style:country-asian="none" style:language-complex="zxx" style:country-complex="none"/>
    </style:style>
    <style:style style:name="P37" style:family="paragraph" style:parent-style-name="Text_20_body">
      <style:paragraph-properties fo:text-align="center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38" style:family="paragraph" style:parent-style-name="Text_20_body">
      <style:paragraph-properties fo:text-align="justify" style:justify-single-word="false"/>
      <style:text-properties fo:language="ca" fo:country="ES" officeooo:rsid="00d87625" officeooo:paragraph-rsid="00d87625" style:language-asian="zxx" style:country-asian="none" style:language-complex="zxx" style:country-complex="none"/>
    </style:style>
    <style:style style:name="P39" style:family="paragraph" style:parent-style-name="Text_20_body">
      <style:paragraph-properties fo:text-align="justify" style:justify-single-word="false"/>
      <style:text-properties fo:language="ca" fo:country="ES" officeooo:rsid="00d87625" officeooo:paragraph-rsid="00de121e" style:language-asian="zxx" style:country-asian="none" style:language-complex="zxx" style:country-complex="none"/>
    </style:style>
    <style:style style:name="P40" style:family="paragraph" style:parent-style-name="Text_20_body">
      <style:paragraph-properties fo:text-align="justify" style:justify-single-word="false"/>
      <style:text-properties fo:language="ca" fo:country="ES" officeooo:rsid="00d9645e" officeooo:paragraph-rsid="00d9645e" style:language-asian="zxx" style:country-asian="none" style:language-complex="zxx" style:country-complex="none"/>
    </style:style>
    <style:style style:name="P41" style:family="paragraph" style:parent-style-name="Text_20_body">
      <style:paragraph-properties fo:text-align="justify" style:justify-single-word="false"/>
      <style:text-properties fo:language="ca" fo:country="ES" officeooo:rsid="00d9645e" officeooo:paragraph-rsid="00de121e" style:language-asian="zxx" style:country-asian="none" style:language-complex="zxx" style:country-complex="none"/>
    </style:style>
    <style:style style:name="P42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43" style:family="paragraph" style:parent-style-name="Text_20_body">
      <style:paragraph-properties fo:text-align="justify" style:justify-single-word="false"/>
      <style:text-properties fo:language="ca" fo:country="ES" officeooo:rsid="00d3e931" officeooo:paragraph-rsid="00d3a0a2" fo:background-color="#ffff00" style:language-asian="zxx" style:country-asian="none" style:language-complex="zxx" style:country-complex="none"/>
    </style:style>
    <style:style style:name="P44" style:family="paragraph" style:parent-style-name="Standard">
      <style:text-properties officeooo:rsid="002e9bb7" officeooo:paragraph-rsid="002e9bb7"/>
    </style:style>
    <style:style style:name="P45" style:family="paragraph" style:parent-style-name="Table_20_Contents">
      <style:text-properties style:font-name="Arial2" fo:font-size="11pt" fo:language="ca" fo:country="ES"/>
    </style:style>
    <style:style style:name="P46" style:family="paragraph" style:parent-style-name="Table_20_Contents">
      <style:paragraph-properties fo:line-height="100%" fo:text-align="start" style:justify-single-word="false"/>
      <style:text-properties fo:color="#ff4019" loext:opacity="100%" style:font-name="Arial2" fo:font-size="12pt" fo:language="ca" fo:country="ES" fo:font-weight="bold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color="#ff4019" loext:opacity="100%" style:font-name="Arial2" fo:font-size="20pt" fo:language="ca" fo:country="ES" fo:font-weight="bold" style:font-size-asian="20pt" style:font-weight-asian="bold" style:font-size-complex="20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color="#ff4019" loext:opacity="100%" style:font-name="Arial2" fo:font-size="14pt" fo:language="ca" fo:country="ES" fo:font-weight="bold" style:font-size-asian="14pt" style:font-weight-asian="bold" style:font-size-complex="14pt" style:font-weight-complex="bold"/>
    </style:style>
    <style:style style:name="P49" style:family="paragraph" style:parent-style-name="Table_20_Contents">
      <style:paragraph-properties fo:line-height="100%" fo:text-align="start" style:justify-single-word="false"/>
      <style:text-properties fo:color="#ff4019" loext:opacity="100%" style:font-name="Arial2" fo:font-size="6pt" fo:language="ca" fo:country="ES" fo:font-weight="bold" style:font-size-asian="6pt" style:font-weight-asian="bold" style:font-size-complex="6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color="#ff4019" loext:opacity="100%" style:font-name="Arial2" fo:font-size="6pt" fo:language="ca" fo:country="ES" fo:font-weight="bold" style:font-size-asian="6pt" style:font-weight-asian="bold" style:font-size-complex="6pt" style:font-weight-complex="bold"/>
    </style:style>
    <style:style style:name="P51" style:family="paragraph" style:parent-style-name="Table_20_Contents">
      <style:paragraph-properties fo:line-height="100%"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Standard">
      <style:text-properties style:font-name="Courier New"/>
    </style:style>
    <style:style style:name="P58" style:family="paragraph" style:parent-style-name="Table_20_Contents">
      <style:paragraph-properties fo:text-align="justify" style:justify-single-word="false"/>
      <style:text-properties style:font-name="Courier New" fo:font-size="9pt" style:font-size-asian="9pt" style:font-size-complex="9pt"/>
    </style:style>
    <style:style style:name="P59" style:family="paragraph" style:parent-style-name="Table_20_Contents">
      <style:paragraph-properties fo:text-align="justify" style:justify-single-word="false"/>
      <style:text-properties style:font-name="Courier New" fo:font-size="9pt" officeooo:paragraph-rsid="00d87625" style:font-size-asian="9pt" style:font-size-complex="9pt"/>
    </style:style>
    <style:style style:name="P60" style:family="paragraph" style:parent-style-name="Table_20_Contents">
      <style:paragraph-properties fo:text-align="start" style:justify-single-word="false"/>
      <style:text-properties style:font-name="Courier New" fo:font-size="9pt" style:font-size-asian="9pt" style:font-size-complex="9pt"/>
    </style:style>
    <style:style style:name="P61" style:family="paragraph" style:parent-style-name="Table_20_Contents">
      <style:paragraph-properties fo:text-align="justify" style:justify-single-word="false"/>
      <style:text-properties style:font-name="Courier New" fo:font-size="9pt" fo:language="zxx" fo:country="none" style:font-size-asian="9pt" style:language-asian="zxx" style:country-asian="none" style:font-size-complex="9pt" style:language-complex="zxx" style:country-complex="none"/>
    </style:style>
    <style:style style:name="P62" style:family="paragraph" style:parent-style-name="Table_20_Contents">
      <style:paragraph-properties fo:text-align="justify" style:justify-single-word="false"/>
      <style:text-properties style:font-name="Courier New" fo:font-size="9pt" fo:language="zxx" fo:country="none" officeooo:paragraph-rsid="00d87625" style:font-size-asian="9pt" style:language-asian="zxx" style:country-asian="none" style:font-size-complex="9pt" style:language-complex="zxx" style:country-complex="none"/>
    </style:style>
    <style:style style:name="P63" style:family="paragraph" style:parent-style-name="Table_20_Contents">
      <style:paragraph-properties fo:text-align="justify" style:justify-single-word="false"/>
      <style:text-properties style:font-name="Courier New" fo:font-size="10.5pt" style:font-size-asian="10.5pt" style:font-size-complex="10.5pt"/>
    </style:style>
    <style:style style:name="P64" style:family="paragraph" style:parent-style-name="Standard">
      <style:text-properties officeooo:paragraph-rsid="00d3a0a2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67" style:family="paragraph" style:parent-style-name="Standard">
      <style:paragraph-properties fo:text-align="justify" style:justify-single-word="false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officeooo:paragraph-rsid="00d3a0a2" style:font-size-asian="9pt" style:language-asian="zxx" style:country-asian="none" style:language-complex="zxx" style:country-complex="none"/>
    </style:style>
    <style:style style:name="P69" style:family="paragraph" style:parent-style-name="Standard">
      <style:paragraph-properties fo:text-align="start" style:justify-single-word="false"/>
      <style:text-properties fo:font-size="9pt" officeooo:paragraph-rsid="00dee34e" style:font-size-asian="9pt" style:font-size-complex="9pt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zxx" fo:country="none" officeooo:paragraph-rsid="00d3a0a2" style:language-asian="zxx" style:country-asian="none" style:language-complex="zxx" style:country-complex="none"/>
    </style:style>
    <style:style style:name="P71" style:family="paragraph" style:parent-style-name="Table_20_Contents">
      <style:paragraph-properties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" fo:font-size="9pt" fo:language="zxx" fo:country="none" fo:font-weight="bold" officeooo:paragraph-rsid="00d3a0a2" style:font-size-asian="9pt" style:language-asian="zxx" style:country-asian="none" style:font-weight-asian="bold" style:font-size-complex="9pt" style:language-complex="zxx" style:country-complex="none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fo:language="zxx" fo:country="none" style:font-size-asian="9pt" style:language-asian="zxx" style:country-asian="none" style:font-size-complex="9pt" style:language-complex="zxx" style:country-complex="none"/>
    </style:style>
    <style:style style:name="P75" style:family="paragraph" style:parent-style-name="Standard">
      <style:text-properties fo:color="#000000" loext:opacity="100%" style:font-name="Consolas"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76" style:family="paragraph" style:parent-style-name="Standard">
      <style:paragraph-properties fo:text-align="justify" style:justify-single-word="false"/>
      <style:text-properties fo:color="#000000" loext:opacity="100%" style:font-name="Consolas" fo:font-size="9pt" fo:language="zxx" fo:country="none" style:font-size-asian="9pt" style:language-asian="zxx" style:country-asian="none" style:font-size-complex="9pt" style:language-complex="zxx" style:country-complex="none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officeooo:paragraph-rsid="00d3a0a2" style:font-size-asian="9pt" style:font-size-complex="9pt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d3a0a2" style:font-size-asian="8pt" style:font-size-complex="8pt"/>
    </style:style>
    <style:style style:name="P80" style:family="paragraph" style:parent-style-name="Text_20_body">
      <style:paragraph-properties fo:text-align="justify" style:justify-single-word="false"/>
      <style:text-properties officeooo:paragraph-rsid="00d3a0a2"/>
    </style:style>
    <style:style style:name="P81" style:family="paragraph" style:parent-style-name="Text_20_body">
      <style:paragraph-properties fo:text-align="justify" style:justify-single-word="false"/>
      <style:text-properties officeooo:paragraph-rsid="00d87625"/>
    </style:style>
    <style:style style:name="P82" style:family="paragraph" style:parent-style-name="Table_20_Contents">
      <style:paragraph-properties fo:text-align="justify" style:justify-single-word="false"/>
    </style:style>
    <style:style style:name="P83" style:family="paragraph" style:parent-style-name="Text_20_body">
      <style:paragraph-properties fo:break-before="page"/>
    </style:style>
    <style:style style:name="P84" style:family="paragraph" style:parent-style-name="Text_20_body">
      <style:paragraph-properties fo:text-align="start" style:justify-single-word="false"/>
      <style:text-properties officeooo:rsid="00d3a0a2" officeooo:paragraph-rsid="00d3a0a2"/>
    </style:style>
    <style:style style:name="P85" style:family="paragraph" style:parent-style-name="Text_20_body">
      <style:paragraph-properties fo:text-align="start" style:justify-single-word="false"/>
      <style:text-properties officeooo:rsid="00d636c5" officeooo:paragraph-rsid="00d636c5"/>
    </style:style>
    <style:style style:name="P86" style:family="paragraph" style:parent-style-name="Text_20_body">
      <style:text-properties style:font-name="monospace" fo:font-size="9pt" style:font-size-asian="9pt" style:font-size-complex="9pt"/>
    </style:style>
    <style:style style:name="P87" style:family="paragraph" style:parent-style-name="Table_20_Contents">
      <style:paragraph-properties fo:text-align="start" style:justify-single-word="false"/>
      <style:text-properties fo:color="#127622" loext:opacity="100%" style:font-name="Courier New" fo:font-size="9pt" style:font-size-asian="9pt" style:font-size-complex="9pt"/>
    </style:style>
    <style:style style:name="P8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1" style:family="paragraph" style:parent-style-name="Heading_20_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2" style:family="paragraph" style:parent-style-name="Heading_20_3">
      <style:paragraph-properties fo:text-align="justify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93" style:family="paragraph" style:parent-style-name="Heading_20_3">
      <style:paragraph-properties fo:text-align="justify" style:justify-single-word="false"/>
      <style:text-properties fo:language="ca" fo:country="ES" officeooo:rsid="00d3a0a2" officeooo:paragraph-rsid="00d87625" style:language-asian="zxx" style:country-asian="none" style:language-complex="zxx" style:country-complex="none"/>
    </style:style>
    <style:style style:name="P94" style:family="paragraph" style:parent-style-name="Heading_20_3">
      <style:paragraph-properties fo:text-align="justify" style:justify-single-word="false"/>
      <style:text-properties officeooo:paragraph-rsid="00d9645e"/>
    </style:style>
    <style:style style:name="P95" style:family="paragraph" style:parent-style-name="Heading_20_3">
      <style:paragraph-properties fo:text-align="justify" style:justify-single-word="false"/>
      <style:text-properties officeooo:paragraph-rsid="00de121e"/>
    </style:style>
    <style:style style:name="P96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97" style:family="paragraph" style:parent-style-name="Table_20_Contents">
      <style:paragraph-properties fo:text-align="justify" style:justify-single-word="false"/>
      <style:text-properties style:font-name="Courier New" fo:language="zxx" fo:country="none" officeooo:rsid="00d9645e" officeooo:paragraph-rsid="00d9645e" style:language-asian="zxx" style:country-asian="none" style:language-complex="zxx" style:country-complex="none"/>
    </style:style>
    <style:style style:name="P98" style:family="paragraph" style:parent-style-name="Text_20_body" style:list-style-name="L1"/>
    <style:style style:name="P99" style:family="paragraph" style:parent-style-name="Text_20_body" style:list-style-name="L1">
      <style:paragraph-properties fo:margin-top="0cm" fo:margin-bottom="0cm" style:contextual-spacing="false"/>
    </style:style>
    <style:style style:name="P100" style:family="paragraph" style:parent-style-name="Text_20_body" style:list-style-name="L2">
      <style:paragraph-properties fo:text-align="justify" style:justify-single-word="false"/>
      <style:text-properties fo:language="ca" fo:country="ES" officeooo:rsid="00d87625" officeooo:paragraph-rsid="00d87625" style:language-asian="zxx" style:country-asian="none" style:language-complex="zxx" style:country-complex="none"/>
    </style:style>
    <style:style style:name="P101" style:family="paragraph" style:parent-style-name="Text_20_body" style:list-style-name="L3">
      <style:paragraph-properties fo:text-align="justify" style:justify-single-word="false"/>
      <style:text-properties fo:language="ca" fo:country="ES" officeooo:rsid="00d87625" officeooo:paragraph-rsid="00d87625" style:language-asian="zxx" style:country-asian="none" style:language-complex="zxx" style:country-complex="none"/>
    </style:style>
    <style:style style:name="P102" style:family="paragraph" style:parent-style-name="Text_20_body" style:list-style-name="L4">
      <style:paragraph-properties fo:text-align="justify" style:justify-single-word="false"/>
      <style:text-properties fo:language="ca" fo:country="ES" officeooo:rsid="00d9645e" officeooo:paragraph-rsid="00d9645e" style:language-asian="zxx" style:country-asian="none" style:language-complex="zxx" style:country-complex="none"/>
    </style:style>
    <style:style style:name="P103" style:family="paragraph" style:parent-style-name="Text_20_body">
      <style:paragraph-properties fo:text-align="justify" style:justify-single-word="false"/>
      <style:text-properties fo:language="ca" fo:country="ES" officeooo:rsid="00d9645e" officeooo:paragraph-rsid="00d9645e" style:language-asian="zxx" style:country-asian="none" style:language-complex="zxx" style:country-complex="none"/>
    </style:style>
    <style:style style:name="P104" style:family="paragraph" style:parent-style-name="Text_20_body" style:list-style-name="L4">
      <style:paragraph-properties fo:text-align="justify" style:justify-single-word="false"/>
      <style:text-properties fo:language="ca" fo:country="ES" officeooo:rsid="00e01f1c" officeooo:paragraph-rsid="00e01f1c" style:language-asian="zxx" style:country-asian="none" style:language-complex="zxx" style:country-complex="none"/>
    </style:style>
    <style:style style:name="P105" style:family="paragraph">
      <style:paragraph-properties fo:text-align="center"/>
    </style:style>
    <style:style style:name="T1" style:family="text">
      <style:text-properties officeooo:rsid="00d3a0a2"/>
    </style:style>
    <style:style style:name="T2" style:family="text">
      <style:text-properties fo:language="ca" fo:country="ES" officeooo:rsid="00d3a0a2" style:language-asian="zxx" style:country-asian="none" style:language-complex="zxx" style:country-complex="none"/>
    </style:style>
    <style:style style:name="T3" style:family="text">
      <style:text-properties fo:language="ca" fo:country="ES" officeooo:rsid="00d91377" style:language-asian="zxx" style:country-asian="none" style:language-complex="zxx" style:country-complex="none"/>
    </style:style>
    <style:style style:name="T4" style:family="text">
      <style:text-properties fo:language="ca" fo:country="ES" officeooo:rsid="00d87625" style:language-asian="zxx" style:country-asian="none" style:language-complex="zxx" style:country-complex="none"/>
    </style:style>
    <style:style style:name="T5" style:family="text">
      <style:text-properties fo:language="ca" fo:country="ES" officeooo:rsid="00d9645e" style:language-asian="zxx" style:country-asian="none" style:language-complex="zxx" style:country-complex="none"/>
    </style:style>
    <style:style style:name="T6" style:family="text">
      <style:text-properties fo:language="ca" fo:country="ES" officeooo:rsid="00de121e" style:language-asian="zxx" style:country-asian="none" style:language-complex="zxx" style:country-complex="none"/>
    </style:style>
    <style:style style:name="T7" style:family="text">
      <style:text-properties fo:color="#000000" loext:opacity="100%" style:font-name="Consolas"/>
    </style:style>
    <style:style style:name="T8" style:family="text">
      <style:text-properties fo:color="#000000" loext:opacity="100%" style:font-name="Consolas" fo:font-size="10pt" fo:background-color="#e8f2fe" loext:char-shading-value="0" style:font-size-asian="10pt"/>
    </style:style>
    <style:style style:name="T9" style:family="text">
      <style:text-properties fo:color="#000000" loext:opacity="100%" style:font-name="Consolas" fo:font-size="10pt" officeooo:rsid="00d9ae77" fo:background-color="#e8f2fe" loext:char-shading-value="0" style:font-size-asian="10pt"/>
    </style:style>
    <style:style style:name="T10" style:family="text">
      <style:text-properties fo:color="#000000" loext:opacity="100%" style:font-name="Consolas" fo:font-size="10pt" style:font-size-asian="10pt"/>
    </style:style>
    <style:style style:name="T11" style:family="text">
      <style:text-properties fo:color="#000000" loext:opacity="100%" style:font-name="Consolas" fo:font-size="10pt" style:font-size-asian="10pt" style:font-size-complex="9pt"/>
    </style:style>
    <style:style style:name="T12" style:family="text">
      <style:text-properties fo:color="#000000" loext:opacity="100%" style:font-name="Consolas" fo:language="zxx" fo:country="none" style:language-asian="zxx" style:country-asian="none" style:language-complex="zxx" style:country-complex="none"/>
    </style:style>
    <style:style style:name="T13" style:family="text">
      <style:text-properties fo:color="#000000" loext:opacity="100%" style:font-name="Consolas" fo:language="zxx" fo:country="none" fo:background-color="#e8f2fe" loext:char-shading-value="0" style:language-asian="zxx" style:country-asian="none" style:language-complex="zxx" style:country-complex="none"/>
    </style:style>
    <style:style style:name="T14" style:family="text">
      <style:text-properties fo:color="#000000" loext:opacity="100%" style:font-name="Consolas" fo:language="zxx" fo:country="none" fo:font-style="italic" fo:background-color="#e8f2fe" loext:char-shading-value="0" style:language-asian="zxx" style:country-asian="none" style:font-style-asian="italic" style:language-complex="zxx" style:country-complex="none"/>
    </style:style>
    <style:style style:name="T15" style:family="text">
      <style:text-properties fo:color="#000000" loext:opacity="100%" style:font-name="Consolas" fo:font-style="italic" style:font-style-asian="italic"/>
    </style:style>
    <style:style style:name="T16" style:family="text">
      <style:text-properties fo:color="#000000" loext:opacity="100%" style:font-name="Consolas" fo:background-color="#e8f2fe" loext:char-shading-value="0"/>
    </style:style>
    <style:style style:name="T17" style:family="text">
      <style:text-properties fo:color="#000000" loext:opacity="100%" style:font-name="Consolas1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d3a0a2" style:font-style-asian="italic" style:font-style-complex="italic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officeooo:rsid="00d3a0a2" style:font-size-asian="10pt" style:font-size-complex="10pt"/>
    </style:style>
    <style:style style:name="T22" style:family="text">
      <style:text-properties style:font-name="monospace"/>
    </style:style>
    <style:style style:name="T23" style:family="text">
      <style:text-properties style:font-name="Courier New" fo:font-size="9pt" style:font-size-asian="9pt" style:font-size-complex="9pt"/>
    </style:style>
    <style:style style:name="T24" style:family="text">
      <style:text-properties style:font-name="Courier New" fo:font-size="9pt" fo:font-weight="bold" style:font-size-asian="9pt" style:font-size-complex="9pt"/>
    </style:style>
    <style:style style:name="T25" style:family="text">
      <style:text-properties fo:color="#7f0055" loext:opacity="100%" style:font-name="Consolas" fo:font-size="10pt" fo:font-weight="bold" fo:background-color="#e8f2fe" loext:char-shading-value="0" style:font-size-asian="10pt" style:font-weight-asian="bold"/>
    </style:style>
    <style:style style:name="T26" style:family="text">
      <style:text-properties fo:color="#7f0055" loext:opacity="100%" style:font-name="Consolas" fo:font-size="10pt" fo:font-weight="bold" style:font-size-asian="10pt" style:font-weight-asian="bold"/>
    </style:style>
    <style:style style:name="T27" style:family="text">
      <style:text-properties fo:color="#7f0055" loext:opacity="100%" style:font-name="Consolas" fo:font-size="10pt" fo:font-weight="bold" style:font-size-asian="10pt" style:font-weight-asian="bold" style:font-size-complex="9pt"/>
    </style:style>
    <style:style style:name="T28" style:family="text">
      <style:text-properties fo:color="#7f0055" loext:opacity="100%" style:font-name="Consolas" fo:font-weight="bold" style:font-weight-asian="bold"/>
    </style:style>
    <style:style style:name="T29" style:family="text">
      <style:text-properties fo:color="#3f7f5f" loext:opacity="100%" style:font-name="Consolas"/>
    </style:style>
    <style:style style:name="T30" style:family="text">
      <style:text-properties fo:color="#3f7f5f" loext:opacity="100%" style:font-name="Consolas" fo:font-size="10pt" fo:background-color="#e8f2fe" loext:char-shading-value="0" style:font-size-asian="10pt"/>
    </style:style>
    <style:style style:name="T31" style:family="text">
      <style:text-properties fo:color="#3f7f5f" loext:opacity="100%" style:font-name="Consolas" fo:font-size="10pt" style:text-underline-style="solid" style:text-underline-width="auto" style:text-underline-color="font-color" fo:background-color="#e8f2fe" loext:char-shading-value="0" style:font-size-asian="10pt"/>
    </style:style>
    <style:style style:name="T32" style:family="text">
      <style:text-properties fo:color="#3f7f5f" loext:opacity="100%" style:font-name="Consolas" style:text-underline-style="solid" style:text-underline-width="auto" style:text-underline-color="font-color"/>
    </style:style>
    <style:style style:name="T33" style:family="text">
      <style:text-properties fo:color="#6a3e3e" loext:opacity="100%" style:font-name="Consolas"/>
    </style:style>
    <style:style style:name="T34" style:family="text">
      <style:text-properties fo:color="#6a3e3e" loext:opacity="100%" style:font-name="Consolas" officeooo:rsid="00df32b0"/>
    </style:style>
    <style:style style:name="T35" style:family="text">
      <style:text-properties fo:color="#6a3e3e" loext:opacity="100%" style:font-name="Consolas" fo:language="zxx" fo:country="none" officeooo:rsid="00df32b0" style:language-asian="zxx" style:country-asian="none" style:language-complex="zxx" style:country-complex="none"/>
    </style:style>
    <style:style style:name="T36" style:family="text">
      <style:text-properties fo:color="#6a3e3e" loext:opacity="100%" style:font-name="Consolas" fo:language="zxx" fo:country="none" fo:background-color="#e8f2fe" loext:char-shading-value="0" style:language-asian="zxx" style:country-asian="none" style:language-complex="zxx" style:country-complex="none"/>
    </style:style>
    <style:style style:name="T37" style:family="text">
      <style:text-properties fo:color="#0000c0" loext:opacity="100%" style:font-name="Consolas"/>
    </style:style>
    <style:style style:name="T38" style:family="text">
      <style:text-properties fo:color="#0000c0" loext:opacity="100%" style:font-name="Consolas" fo:font-style="italic" fo:font-weight="bold" style:font-style-asian="italic" style:font-weight-asian="bold"/>
    </style:style>
    <style:style style:name="T39" style:family="text">
      <style:text-properties fo:color="#0000c0" loext:opacity="100%" style:font-name="Consolas" fo:font-style="italic" fo:font-weight="bold" officeooo:rsid="00d87625" style:font-style-asian="italic" style:font-weight-asian="bold"/>
    </style:style>
    <style:style style:name="T40" style:family="text">
      <style:text-properties fo:color="#0000c0" loext:opacity="100%" style:font-name="Consolas" fo:language="zxx" fo:country="none" fo:font-style="italic" fo:font-weight="bold" style:language-asian="zxx" style:country-asian="none" style:font-style-asian="italic" style:font-weight-asian="bold" style:language-complex="zxx" style:country-complex="none"/>
    </style:style>
    <style:style style:name="T41" style:family="text">
      <style:text-properties fo:color="#2a00ff" loext:opacity="100%" style:font-name="Consolas"/>
    </style:style>
    <style:style style:name="T42" style:family="text">
      <style:text-properties fo:color="#2a00ff" loext:opacity="100%" style:font-name="Consolas" fo:language="zxx" fo:country="none" style:language-asian="zxx" style:country-asian="none" style:language-complex="zxx" style:country-complex="none"/>
    </style:style>
    <style:style style:name="T43" style:family="text">
      <style:text-properties fo:color="#2a00ff" loext:opacity="100%" style:font-name="Consolas" fo:language="zxx" fo:country="none" fo:background-color="#e8f2fe" loext:char-shading-value="0" style:language-asian="zxx" style:country-asian="none" style:language-complex="zxx" style:country-complex="none"/>
    </style:style>
    <style:style style:name="T44" style:family="text">
      <style:text-properties fo:color="#2a00ff" loext:opacity="100%" style:font-name="Consolas" officeooo:rsid="00e03449"/>
    </style:style>
    <style:style style:name="T45" style:family="text">
      <style:text-properties officeooo:rsid="00d636c5"/>
    </style:style>
    <style:style style:name="T46" style:family="text">
      <style:text-properties officeooo:rsid="00d87625"/>
    </style:style>
    <style:style style:name="T47" style:family="text">
      <style:text-properties fo:color="#127622" loext:opacity="100%"/>
    </style:style>
    <style:style style:name="T48" style:family="text">
      <style:text-properties fo:color="#127622" loext:opacity="100%" officeooo:rsid="00d87625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d87625" style:font-weight-asian="bold" style:font-weight-complex="bold"/>
    </style:style>
    <style:style style:name="T51" style:family="text">
      <style:text-properties fo:color="#646464" loext:opacity="100%" style:font-name="Consolas"/>
    </style:style>
    <style:style style:name="T52" style:family="text">
      <style:text-properties fo:color="#268bd2" loext:opacity="100%" style:font-name="Consolas"/>
    </style:style>
    <style:style style:name="T53" style:family="text">
      <style:text-properties officeooo:rsid="00da75b4"/>
    </style:style>
    <style:style style:name="T54" style:family="text">
      <style:text-properties officeooo:rsid="00da92e7"/>
    </style:style>
    <style:style style:name="T55" style:family="text">
      <style:text-properties officeooo:rsid="00de121e"/>
    </style:style>
    <style:style style:name="T56" style:family="text">
      <style:text-properties fo:color="#3f7f7f" loext:opacity="100%" style:font-name="Consolas" fo:font-style="italic" fo:background-color="#e8f2fe" loext:char-shading-value="0" style:font-style-asian="italic"/>
    </style:style>
    <style:style style:name="T57" style:family="text">
      <style:text-properties fo:color="#3f7f7f" loext:opacity="100%" style:font-name="Consolas" fo:background-color="#e8f2fe" loext:char-shading-value="0"/>
    </style:style>
    <style:style style:name="T58" style:family="text">
      <style:text-properties fo:color="#3f7f7f" loext:opacity="100%" style:font-name="Consolas" fo:font-weight="bold" fo:background-color="#e8f2fe" loext:char-shading-value="0" style:font-weight-asian="bold"/>
    </style:style>
    <style:style style:name="T59" style:family="text">
      <style:text-properties style:font-name="Consolas" fo:background-color="#e8f2fe" loext:char-shading-value="0"/>
    </style:style>
    <style:style style:name="T60" style:family="text">
      <style:text-properties fo:color="#7f007f" loext:opacity="100%" style:font-name="Consolas" fo:background-color="#e8f2fe" loext:char-shading-value="0"/>
    </style:style>
    <style:style style:name="T61" style:family="text">
      <style:text-properties fo:color="#7f007f" loext:opacity="100%" style:font-name="Consolas" officeooo:rsid="00dee34e" fo:background-color="#e8f2fe" loext:char-shading-value="0"/>
    </style:style>
    <style:style style:name="T62" style:family="text">
      <style:text-properties fo:color="#2a00e1" loext:opacity="100%" style:font-name="Consolas" fo:font-style="italic" fo:background-color="#e8f2fe" loext:char-shading-value="0" style:font-style-asian="italic"/>
    </style:style>
    <style:style style:name="T63" style:family="text">
      <style:text-properties fo:color="#2a00e1" loext:opacity="100%" style:font-name="Consolas" fo:font-style="italic" officeooo:rsid="00dee34e" fo:background-color="#e8f2fe" loext:char-shading-value="0" style:font-style-asian="italic"/>
    </style:style>
    <style:style style:name="T64" style:family="text">
      <style:text-properties officeooo:rsid="00e01f1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6"/>
      <text:p text:style-name="P11"/>
      <text:p text:style-name="P11"/>
      <text:p text:style-name="P15"><draw:frame draw:style-name="fr5" draw:name="gráficos2" text:anchor-type="paragraph" svg:width="6.391cm" svg:height="3.346cm" draw:z-index="27"><draw:image xlink:href="Pictures/10000001000000E90000007A5C8B085FA7E2A636.png" xlink:type="simple" xlink:show="embed" xlink:actuate="onLoad" draw:mime-type="image/png"/></draw:frame></text:p>
      <text:p text:style-name="P11"/>
      <text:p text:style-name="P10">Manual de </text:p>
      <text:p text:style-name="P10"><text:span text:style-name="T18">Migració de </text:span><text:span text:style-name="T19">GenApp v2</text:span></text:p>
      <text:p text:style-name="P9">Informació de <text:span text:style-name="T1">canvis a realitzar manualment en els aplicacions generades emprant GenApp v2</text:span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2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31"><draw:frame draw:style-name="fr1" draw:name="gràfics88" text:anchor-type="as-char" svg:width="4.944cm" svg:height="4.658cm" draw:z-index="29"><draw:image xlink:href="Pictures/10000001000002E6000002BB18D09AEB46C6E810.png" xlink:type="simple" xlink:show="embed" xlink:actuate="onLoad" draw:mime-type="image/png"/></draw:frame><text:s/></text:p>
          </table:table-cell>
          <table:table-cell table:style-name="Tabla2.A1" office:value-type="string">
            <text:p text:style-name="P14"/>
          </table:table-cell>
          <table:table-cell table:style-name="Tabla2.C1" office:value-type="string">
            <text:p text:style-name="P14"><draw:frame draw:style-name="fr4" draw:name="gràfics125" text:anchor-type="char" svg:width="5.096cm" svg:height="3.911cm" draw:z-index="28"><draw:image xlink:href="Pictures/10000001000002D60000022D43586F7DC816485E.png" xlink:type="simple" xlink:show="embed" xlink:actuate="onLoad" draw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47">Informació general del document.</text:p>
            <text:p text:style-name="P4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8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49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46">Títol:</text:p>
          </table:table-cell>
          <table:table-cell table:style-name="Tabla3.B4" table:number-columns-spanned="3" office:value-type="string">
            <text:p text:style-name="P45">Manual de Migració de <text:span text:style-name="T1">GenApp v2</text:span>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51">Estat:</text:p>
          </table:table-cell>
          <table:table-cell table:style-name="Tabla3.B4" table:number-columns-spanned="3" office:value-type="string">
            <text:p text:style-name="P45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51">Versió:</text:p>
          </table:table-cell>
          <table:table-cell table:style-name="Tabla3.B4" table:number-columns-spanned="3" office:value-type="string">
            <text:p text:style-name="P44">2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51">Autor/s:</text:p>
          </table:table-cell>
          <table:table-cell table:style-name="Tabla3.B4" table:number-columns-spanned="3" office:value-type="string">
            <text:p text:style-name="P45">Antoni Nadal Bennasar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51">Creat:</text:p>
          </table:table-cell>
          <table:table-cell table:style-name="Tabla3.B4" table:number-columns-spanned="3" office:value-type="string">
            <text:p text:style-name="P45"><text:span text:style-name="T1">31</text:span>/0<text:span text:style-name="T1">1</text:span>/20<text:span text:style-name="T1">25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51">Modificat</text:p>
          </table:table-cell>
          <table:table-cell table:style-name="Tabla3.B4" table:number-columns-spanned="3" office:value-type="string">
            <text:p text:style-name="P45"><text:modification-date style:data-style-name="N36">12/02/2025</text:modification-date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51">Fitxer:</text:p>
          </table:table-cell>
          <table:table-cell table:style-name="Tabla3.B4" table:number-columns-spanned="3" office:value-type="string">
            <text:p text:style-name="P45"><text:file-name text:display="name-and-extension">Manual_de_Migracio_de_GenApp_v2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5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48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50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52">Comentari:</text:p>
          </table:table-cell>
          <table:covered-table-cell/>
          <table:table-cell table:style-name="Tabla3.A3" office:value-type="string" table:protected="true">
            <text:p text:style-name="P52">Autor/s:</text:p>
          </table:table-cell>
          <table:table-cell table:style-name="Tabla3.A3" office:value-type="string" table:protected="true">
            <text:p text:style-name="P52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18"/>
          </table:table-cell>
          <table:covered-table-cell/>
          <table:table-cell table:style-name="Tabla3.B4" office:value-type="string">
            <text:p text:style-name="P18"/>
          </table:table-cell>
          <table:table-cell table:style-name="Tabla3.B4" office:value-type="string">
            <text:p text:style-name="P18"/>
          </table:table-cell>
        </table:table-row>
        <table:table-row table:style-name="Tabla3.16">
          <table:table-cell table:style-name="Tabla3.B4" table:number-columns-spanned="2" office:value-type="string">
            <text:p text:style-name="P18"/>
          </table:table-cell>
          <table:covered-table-cell/>
          <table:table-cell table:style-name="Tabla3.B4" office:value-type="string">
            <text:p text:style-name="P18"/>
          </table:table-cell>
          <table:table-cell table:style-name="Tabla3.B4" office:value-type="string">
            <text:p text:style-name="P18"/>
          </table:table-cell>
        </table:table-row>
        <table:table-row table:style-name="Tabla3.17">
          <table:table-cell table:style-name="Tabla3.B4" table:number-columns-spanned="2" office:value-type="string">
            <text:p text:style-name="P19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4" office:value-type="string">
            <text:p text:style-name="P19"/>
          </table:table-cell>
        </table:table-row>
        <table:table-row table:style-name="Tabla3.18">
          <table:table-cell table:style-name="Tabla3.B4" table:number-columns-spanned="2" office:value-type="string">
            <text:p text:style-name="P20"/>
          </table:table-cell>
          <table:covered-table-cell/>
          <table:table-cell table:style-name="Tabla3.B4" office:value-type="string">
            <text:p text:style-name="P20"/>
          </table:table-cell>
          <table:table-cell table:style-name="Tabla3.B4" office:value-type="string">
            <text:p text:style-name="P20"/>
          </table:table-cell>
        </table:table-row>
        <table:table-row table:style-name="Tabla3.19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 table:style-name="Tabla3.20">
          <table:table-cell table:style-name="Tabla3.B4" table:number-columns-spanned="2" office:value-type="string">
            <text:p text:style-name="P22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4" office:value-type="string">
            <text:p text:style-name="P22"/>
          </table:table-cell>
        </table:table-row>
        <table:table-row table:style-name="Tabla3.21">
          <table:table-cell table:style-name="Tabla3.B4" table:number-columns-spanned="2" office:value-type="string">
            <text:p text:style-name="P23"/>
          </table:table-cell>
          <table:covered-table-cell/>
          <table:table-cell table:style-name="Tabla3.B4" office:value-type="string">
            <text:p text:style-name="P23"/>
          </table:table-cell>
          <table:table-cell table:style-name="Tabla3.B4" office:value-type="string">
            <text:p text:style-name="P23"/>
          </table:table-cell>
        </table:table-row>
        <table:table-row table:style-name="Tabla3.22">
          <table:table-cell table:style-name="Tabla3.B4" table:number-columns-spanned="2" office:value-type="string">
            <text:p text:style-name="P24"/>
          </table:table-cell>
          <table:covered-table-cell/>
          <table:table-cell table:style-name="Tabla3.B4" office:value-type="string">
            <text:p text:style-name="P24"/>
          </table:table-cell>
          <table:table-cell table:style-name="Tabla3.B4" office:value-type="string">
            <text:p text:style-name="P24"/>
          </table:table-cell>
        </table:table-row>
        <table:table-row table:style-name="Tabla3.23">
          <table:table-cell table:style-name="Tabla3.B4" table:number-columns-spanned="2" office:value-type="string">
            <text:p text:style-name="P25"/>
          </table:table-cell>
          <table:covered-table-cell/>
          <table:table-cell table:style-name="Tabla3.B4" office:value-type="string">
            <text:p text:style-name="P25"/>
          </table:table-cell>
          <table:table-cell table:style-name="Tabla3.B4" office:value-type="string">
            <text:p text:style-name="P25"/>
          </table:table-cell>
        </table:table-row>
        <table:table-row table:style-name="Tabla3.24">
          <table:table-cell table:style-name="Tabla3.B4" table:number-columns-spanned="2" office:value-type="string">
            <text:p text:style-name="P26"/>
          </table:table-cell>
          <table:covered-table-cell/>
          <table:table-cell table:style-name="Tabla3.B4" office:value-type="string">
            <text:p text:style-name="P26"/>
          </table:table-cell>
          <table:table-cell table:style-name="Tabla3.B4" office:value-type="string">
            <text:p text:style-name="P26"/>
          </table:table-cell>
        </table:table-row>
        <table:table-row table:style-name="Tabla3.25">
          <table:table-cell table:style-name="Tabla3.B4" table:number-columns-spanned="2" office:value-type="string">
            <text:p text:style-name="P27"/>
          </table:table-cell>
          <table:covered-table-cell/>
          <table:table-cell table:style-name="Tabla3.B4" office:value-type="string">
            <text:p text:style-name="P27"/>
          </table:table-cell>
          <table:table-cell table:style-name="Tabla3.B4" office:value-type="string">
            <text:p text:style-name="P27"/>
          </table:table-cell>
        </table:table-row>
        <table:table-row table:style-name="Tabla3.26">
          <table:table-cell table:style-name="Tabla3.B4" table:number-columns-spanned="2" office:value-type="string">
            <text:p text:style-name="P28"/>
          </table:table-cell>
          <table:covered-table-cell/>
          <table:table-cell table:style-name="Tabla3.B4" office:value-type="string">
            <text:p text:style-name="P28"/>
          </table:table-cell>
          <table:table-cell table:style-name="Tabla3.B4" office:value-type="string">
            <text:p text:style-name="P28"/>
          </table:table-cell>
        </table:table-row>
        <table:table-row table:style-name="Tabla3.27">
          <table:table-cell table:style-name="Tabla3.B4" table:number-columns-spanned="2" office:value-type="string">
            <text:p text:style-name="P29"/>
          </table:table-cell>
          <table:covered-table-cell/>
          <table:table-cell table:style-name="Tabla3.B4" office:value-type="string">
            <text:p text:style-name="P29"/>
          </table:table-cell>
          <table:table-cell table:style-name="Tabla3.B4" office:value-type="string">
            <text:p text:style-name="P29"/>
          </table:table-cell>
        </table:table-row>
        <table:table-row table:style-name="Tabla3.28">
          <table:table-cell table:style-name="Tabla3.B4" table:number-columns-spanned="2" office:value-type="string">
            <text:p text:style-name="P30"/>
          </table:table-cell>
          <table:covered-table-cell/>
          <table:table-cell table:style-name="Tabla3.B4" office:value-type="string">
            <text:p text:style-name="P30"/>
          </table:table-cell>
          <table:table-cell table:style-name="Tabla3.B4" office:value-type="string">
            <text:p text:style-name="P30"/>
          </table:table-cell>
        </table:table-row>
        <table:table-row>
          <table:table-cell table:style-name="Tabla3.A3" table:number-columns-spanned="4" office:value-type="string">
            <text:p text:style-name="P5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8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5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</table:table>
      <text:p text:style-name="P13"/>
      <text:p text:style-name="P12"/>
      <text:p text:style-name="P7"/>
      <text:table-of-content text:style-name="Sect1" text:protected="true" text:name="Índice de contenido1">
        <text:table-of-content-source text:outline-level="3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54">1.- Introducció<text:tab/>4</text:p>
          <text:p text:style-name="P55">1.1.- Millores GenApp v2.0<text:tab/>4</text:p>
          <text:p text:style-name="P56">1.1.1.- 2024-10-15 MILLORA: Nous mètodes like()<text:tab/>4</text:p>
          <text:p text:style-name="P56">1.1.2.- 2024-10-29 ERROR: Escaneig de packages duplicat<text:tab/>5</text:p>
          <text:p text:style-name="P56">1.1.3.- 2024-10-29 MILLORA: Millores en la Gestió d'Errors de l’ApiInterna i l’ApiExterna<text:tab/>5</text:p>
          <text:p text:style-name="P56">1.1.4.- 2025-01-21 MILLORA: Select amb cerca inclosa<text:tab/>8</text:p>
          <text:p text:style-name="P56">1.1.5.- 2025-02-05 MILLORA: Opcions de Menú a partir d’Anotacions<text:tab/>9</text:p>
          <text:p text:style-name="P56">1.1.6.- 2025-02-10 MILLORA: Plugin per revisar errors del Codi Font<text:tab/>11</text:p>
          <text:p text:style-name="P56">1.1.7.- 2025-02-11 MILLORA: Vista(view) de Richtext no es visualitza correctament<text:tab/>13</text:p>
        </text:index-body>
      </text:table-of-content>
      <text:p text:style-name="Text_20_body"/>
      <text:p text:style-name="P83"/>
      <text:p text:style-name="Text_20_body"/>
      <text:p text:style-name="Text_20_body"/>
      <text:p text:style-name="Text_20_body"/>
      <text:h text:style-name="Heading_20_1" text:outline-level="1"><text:bookmark-start text:name="__RefHeading___Toc1254_4092719216"/>Introducció<text:bookmark-end text:name="__RefHeading___Toc1254_4092719216"/></text:h>
      <text:p text:style-name="P42"/>
      <text:p text:style-name="P32"><text:tab/>Aquest manual servirà <text:span text:style-name="T1">als desenvolupadors per actualitzar les seves aplicacions generades amb GenApp v2 <text:s/>amb les millores que afegeix GenApp v2 però que no pot actualitzar en aplicacions ja generades. Les millores es marcaran per data i no per versió.</text:span></text:p>
      <text:p text:style-name="P32"/>
      <text:p text:style-name="P42"/>
      <text:p text:style-name="P42"/>
      <text:p text:style-name="P42"/>
      <text:h text:style-name="P91" text:outline-level="2"><text:bookmark-start text:name="__RefHeading___Toc1256_4092719216"/>Mi<text:span text:style-name="T1">llores </text:span><text:span text:style-name="T45">GenApp v2.0</text:span><text:bookmark-end text:name="__RefHeading___Toc1256_4092719216"/></text:h>
      <text:h text:style-name="P92" text:outline-level="3"><text:bookmark-start text:name="__RefHeading___Toc1258_4092719216"/>2024-10-15 MILLORA: Nous mètode<text:span text:style-name="T45">s</text:span> like()<text:bookmark-end text:name="__RefHeading___Toc1258_4092719216"/></text:h>
      <text:p text:style-name="Standard"/>
      <text:p text:style-name="Standard"><text:tab/>S'han afegit dues operacions que milloren el like() clàssic (aquest només té en compte majúscules i minúscules):</text:p>
      <text:p text:style-name="Standard"/>
      <text:p text:style-name="Standard"><text:s text:c="4"/>(1) public Where likeSubstitutionsFullVowelsNC(String filter): fa substitució simple de vocals per vocals accentuades (greu/agut i dièresi per i i u)</text:p>
      <text:p text:style-name="Standard"><text:s text:c="4"/>(2) public Where likeSubstitutionsSimpleVowels(String filter): fa substitució completa de vocals per vocals especials i també per n/ñ i c/ç</text:p>
      <text:p text:style-name="Standard"><text:s text:c="4"/></text:p>
      <text:p text:style-name="Standard">Aquí teniu un exemple d'ús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57"><text:span text:style-name="T20">nomField.likeSubstitutionsSimpleVowels("%" + filter + "%"</text:span><text:span text:style-name="T21">);</text:span></text:p>
          </table:table-cell>
        </table:table-row>
      </table:table>
      <text:p text:style-name="Standard"/>
      <text:p text:style-name="Standard"/>
      <text:p text:style-name="P8"><draw:frame draw:style-name="fr1" draw:name="Imagen1" text:anchor-type="as-char" svg:width="12.848cm" svg:height="5.47cm" draw:z-index="30"><draw:image xlink:href="Pictures/10000000000002BC0000012A6F4A413023F97C99.png" xlink:type="simple" xlink:show="embed" xlink:actuate="onLoad" draw:mime-type="image/png"/></draw:frame></text:p>
      <text:p text:style-name="Standard"/>
      <text:p text:style-name="Standard"/>
      <text:h text:style-name="P92" text:outline-level="3"><text:bookmark-start text:name="__RefHeading___Toc1258_4092719216 Copy 1"/><text:soft-page-break/>2024-10-29 ERROR: Escaneig de packages duplicat<text:bookmark-end text:name="__RefHeading___Toc1258_4092719216 Copy 1"/></text:h>
      <text:p text:style-name="P80"><text:span text:style-name="T2">Revisau en el vostre codi si teniu les dues entrades que vos envii per captura. </text:span>En cas de que les dues entrades hi siguin, heu d'eliminar la que es trobi dins del fitxer [APP]-servlet.xml</text:p>
      <text:p text:style-name="P33"/>
      <text:p text:style-name="P37"><draw:frame draw:style-name="fr3" draw:name="Imagen2" text:anchor-type="as-char" svg:width="12.809cm" svg:height="5.158cm" draw:z-index="31"><draw:image xlink:href="Pictures/10000001000002970000010B5FE0C5EFB2C19C5B.png" xlink:type="simple" xlink:show="embed" xlink:actuate="onLoad" draw:mime-type="image/png"/></draw:frame></text:p>
      <text:p text:style-name="P33"/>
      <text:p text:style-name="P37"><draw:frame draw:style-name="fr1" draw:name="Imagen3" text:anchor-type="as-char" svg:width="13.656cm" svg:height="7.435cm" draw:z-index="32"><draw:image xlink:href="Pictures/10000001000002600000014BCB770F5256209481.png" xlink:type="simple" xlink:show="embed" xlink:actuate="onLoad" draw:mime-type="image/png"/></draw:frame></text:p>
      <text:p text:style-name="P33"/>
      <text:p text:style-name="P33"/>
      <text:p text:style-name="P64"/>
      <text:h text:style-name="P92" text:outline-level="3"><text:bookmark-start text:name="__RefHeading___Toc1258_4092719216 Copy 1 Copy 1"/>2024-10-29 MILLORA: Millores en la Gestió d'Errors de l’ApiInterna i l’ApiExterna<text:bookmark-end text:name="__RefHeading___Toc1258_4092719216 Copy 1 Copy 1"/></text:h>
      <text:p text:style-name="P33"/>
      <text:p text:style-name="P33"><text:tab/>S'han realitzat un conjunt de millores al GenApp en temes de <text:s/>Gestió d'Errors de les ApiInterna i ApiExtern.</text:p>
      <text:p text:style-name="Text_20_body"><text:tab/>Aquestes millores no s'actualitzen regenerant el projecte per la qual cosa requereixen una intervenció manual:</text:p>
      <text:p text:style-name="P3"><text:soft-page-break/>(1) Al pom.xml arrel del projecte afegir la següent propietat<text:line-break/><text:line-break/><text:span text:style-name="T23">&lt;pluginsib.utils.rest.version&gt;3.0.1-SNAPSHOT&lt;/pluginsib.utils.rest.version&gt;</text:span><text:line-break/><text:line-break/><text:line-break/>(2) Als pom.xml de ApiInterna i ApiExterna apareixen DUES entrades com aquesta<text:line-break/><text:line-break/><text:span text:style-name="T23"> <text:s text:c="7"/>&lt;dependency&gt;<text:line-break/> <text:s text:c="11"/>&lt;artifactId&gt;pluginsib-utils-rest&lt;/artifactId&gt;<text:line-break/> <text:s text:c="11"/>&lt;groupId&gt;org.fundaciobit.pluginsib.utils&lt;/groupId&gt;<text:line-break/> <text:s text:c="11"/>&lt;version&gt;${</text:span><text:span text:style-name="T24">pluginsib.utils.version</text:span><text:span text:style-name="T23">}&lt;/version&gt;<text:line-break/> <text:s text:c="7"/>&lt;/dependency&gt;</text:span><text:line-break/><text:line-break/>que s'han de substituir per:<text:line-break/><text:line-break/><text:span text:style-name="T23"> <text:s text:c="7"/>&lt;dependency&gt;<text:line-break/> <text:s text:c="11"/>&lt;artifactId&gt;pluginsib-utils-rest&lt;/artifactId&gt;<text:line-break/> <text:s text:c="11"/>&lt;groupId&gt;org.fundaciobit.pluginsib.utils&lt;/groupId&gt;<text:line-break/> <text:s text:c="11"/>&lt;version&gt;${</text:span><text:span text:style-name="T24">pluginsib.utils.rest.version</text:span><text:span text:style-name="T23">}&lt;/version&gt;<text:line-break/> <text:s text:c="7"/>&lt;/dependency&gt;</text:span><text:line-break/> <text:s text:c="7"/><text:line-break/>(3) Als src/main/webapp/WEB-INF/web.xml i afegir al final del fitxer:<text:line-break/><text:span text:style-name="T22"><text:line-break/></text:span><text:span text:style-name="T23"> <text:s text:c="3"/>&lt;error-page&gt;<text:line-break/> <text:s text:c="5"/>&lt;error-code&gt;401&lt;/error-code&gt;<text:line-break/> <text:s text:c="5"/>&lt;location&gt;/public/errors/error401&lt;/location&gt;<text:line-break/> <text:s text:c="3"/>&lt;/error-page&gt;<text:line-break/> <text:s text:c="3"/><text:line-break/> <text:s text:c="3"/>&lt;error-page&gt;<text:line-break/> <text:s text:c="5"/>&lt;error-code&gt;403&lt;/error-code&gt;<text:line-break/> <text:s text:c="5"/>&lt;location&gt;/public/errors/error403&lt;/location&gt;<text:line-break/> <text:s text:c="3"/>&lt;/error-page&gt;</text:span><text:line-break/> <text:s text:c="3"/><text:line-break/>(4) Dins de /src/main/java/[APP_PACKAGE]/api/interna/all de ApiInterna i ApiExterna copiar el fitxer ErrorsService.java. S'haurà d'adaptar el package.</text:p>
      <text:p text:style-name="P85">Podeu trobar aquest fitxer a la següent URL: https://github.com/GovernIB/genapp/tree/genapp-2.0/doc/migration_files</text:p>
      <text:p text:style-name="P3"><text:line-break/><text:line-break/>(5) Anar a totes les operacions dels serveis de ApiInterna i ApiExterna i substituir les entrades<text:line-break/><text:line-break/><text:span text:style-name="T23"> <text:s text:c="19"/>@ApiResponse(<text:line-break/> <text:s text:c="27"/>responseCode = "401",<text:line-break/> <text:s text:c="27"/>description = "No Autenticat",<text:line-break/> <text:s text:c="27"/>content = { @Content(<text:line-break/> <text:s text:c="35"/>mediaType = MediaType.APPLICATION_JSON,<text:line-break/> <text:s text:c="35"/>schema = @Schema(implementation = </text:span><text:span text:style-name="T24">String.class</text:span><text:span text:style-name="T23">)) }),<text:line-break/> <text:s text:c="19"/>@ApiResponse(<text:line-break/> <text:s text:c="27"/>responseCode = "403",<text:line-break/> <text:s text:c="27"/>description = "No Autoritzat",<text:line-break/> <text:s text:c="27"/>content = { @Content(<text:line-break/> <text:s text:c="35"/>mediaType = MediaType.APPLICATION_JSON,<text:line-break/> <text:s text:c="35"/>schema = @Schema(implementation = </text:span><text:span text:style-name="T24">String.class</text:span><text:span text:style-name="T23">)) }),</text:span><text:line-break/><text:line-break/>per <text:line-break/><text:line-break/><text:span text:style-name="T23"> <text:s text:c="9"/>@ApiResponse(<text:line-break/> <text:s text:c="18"/>responseCode = "401",<text:line-break/></text:span><text:soft-page-break/><text:span text:style-name="T23"> <text:s text:c="18"/>description = "No Autenticat",<text:line-break/> <text:s text:c="18"/>content = { @Content(<text:line-break/> <text:s text:c="25"/>mediaType = MediaType.APPLICATION_JSON,<text:line-break/> <text:s text:c="25"/>schema = @Schema(implementation = </text:span><text:span text:style-name="T24">RestExceptionInfo.class</text:span><text:span text:style-name="T23">)) }),<text:line-break/> <text:s text:c="9"/>@ApiResponse(<text:line-break/> <text:s text:c="17"/>responseCode = "403",<text:line-break/> <text:s text:c="17"/>description = "No Autoritzat",<text:line-break/> <text:s text:c="17"/>content = { @Content(<text:line-break/> <text:s text:c="25"/>mediaType = MediaType.APPLICATION_JSON,<text:line-break/> <text:s text:c="25"/>schema = @Schema(implementation = </text:span><text:span text:style-name="T24">RestExceptionInfo.class</text:span><text:span text:style-name="T23">)) }),</text:span><text:line-break/> <text:line-break/>(6) Anar als clients i esborrar els següents fitxers:</text:p>
      <text:list text:style-name="L1">
        <text:list-item>
          <text:p text:style-name="P99">.openapi-generator-ignore </text:p>
        </text:list-item>
        <text:list-item>
          <text:p text:style-name="P98">pom_backup.xml </text:p>
        </text:list-item>
      </text:list>
      <text:p text:style-name="P2"><text:line-break/>(7) Anar als clients i modificar a gestió d'errors tal i com es mostra a continuació:<text:line-break/><text:line-break/><text:span text:style-name="T3"/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65"><text:span text:style-name="T25">import</text:span><text:span text:style-name="T8"> </text:span><text:span text:style-name="T9">[APP_CLIENT_PACKAGE]</text:span><text:span text:style-name="T8">.apiinterna.client.</text:span><text:span text:style-name="T9">[SERVICE_NAME]</text:span><text:span text:style-name="T8">.services.ApiException;</text:span></text:p>
            <text:p text:style-name="P65"><text:span text:style-name="T25">import</text:span><text:span text:style-name="T8"> </text:span><text:span text:style-name="T9">[APP_CLIENT_PACKAGE]</text:span><text:span text:style-name="T8">.apiinterna.client.</text:span><text:span text:style-name="T9">[SERVICE_NAME]</text:span><text:span text:style-name="T8">.services.</text:span><text:span text:style-name="T9">Configurati</text:span><text:span text:style-name="T8">on;</text:span></text:p>
            <text:p text:style-name="P70"><text:span text:style-name="T26">import</text:span><text:span text:style-name="T10"> javax.ws.rs.core.Response.Status;</text:span></text:p>
            <text:p text:style-name="P68"><text:span text:style-name="T27">import</text:span><text:span text:style-name="T11"> com.fasterxml.jackson.databind.ObjectMapper;</text:span></text:p>
            <text:p text:style-name="P72"/>
            <text:p text:style-name="P65"><text:span text:style-name="T28">try</text:span><text:span text:style-name="T7"> {</text:span></text:p>
            <text:p text:style-name="P73"/>
            <text:p text:style-name="P65"><text:span text:style-name="T8"><text:s text:c="4"/></text:span><text:span text:style-name="T30">// </text:span><text:span text:style-name="T31">Cridada</text:span><text:span text:style-name="T30"> a API</text:span></text:p>
            <text:p text:style-name="P78"/>
            <text:p text:style-name="P65"><text:span text:style-name="T7">} </text:span><text:span text:style-name="T28">catch</text:span><text:span text:style-name="T7"> (ApiException </text:span><text:span text:style-name="T33">e</text:span><text:span text:style-name="T7">) {</text:span></text:p>
            <text:p text:style-name="P65"><text:span text:style-name="T7"><text:s text:c="4"/>System.</text:span><text:span text:style-name="T38">err</text:span><text:span text:style-name="T7">.println(</text:span><text:span text:style-name="T41">"Error durant la realització dels Tests de Firma en Servidor:"</text:span><text:span text:style-name="T7">);</text:span></text:p>
            <text:p text:style-name="P65"><text:span text:style-name="T7"><text:s text:c="4"/></text:span><text:span text:style-name="T28">int</text:span><text:span text:style-name="T7"> </text:span><text:span text:style-name="T34">status</text:span><text:span text:style-name="T7"> = </text:span><text:span text:style-name="T33">e</text:span><text:span text:style-name="T7">.getCode();</text:span></text:p>
            <text:p text:style-name="P79"><text:span text:style-name="T12"><text:s text:c="4"/>System.</text:span><text:span text:style-name="T40">err</text:span><text:span text:style-name="T12">.println(</text:span><text:span text:style-name="T42">" <text:s text:c="3"/>- Code: "</text:span><text:span text:style-name="T12">+</text:span><text:span text:style-name="T35">status</text:span><text:span text:style-name="T13">+</text:span><text:span text:style-name="T43">" ("</text:span><text:span text:style-name="T13">+Status.</text:span><text:span text:style-name="T14">fromStatusCode</text:span><text:span text:style-name="T13">(</text:span><text:span text:style-name="T36">e</text:span><text:span text:style-name="T13">.getCode()).name()+</text:span><text:span text:style-name="T43">")"</text:span><text:span text:style-name="T12">);</text:span></text:p>
            <text:p text:style-name="P77"/>
            <text:p text:style-name="P65"><text:span text:style-name="T7"><text:s text:c="4"/></text:span><text:span text:style-name="T28">if</text:span><text:span text:style-name="T7"> (</text:span><text:span text:style-name="T33">status</text:span><text:span text:style-name="T7"> == 400 || </text:span><text:span text:style-name="T33">status</text:span><text:span text:style-name="T7"> == 401 || </text:span><text:span text:style-name="T33">status</text:span><text:span text:style-name="T7"> == 403 || </text:span><text:span text:style-name="T33">status</text:span><text:span text:style-name="T7"> == 500) {</text:span></text:p>
            <text:p text:style-name="P65"><text:span text:style-name="T7"><text:s text:c="8"/></text:span><text:span text:style-name="T28">try</text:span><text:span text:style-name="T7"> {</text:span></text:p>
            <text:p text:style-name="P65"><text:span text:style-name="T7"><text:s text:c="12"/>ObjectMapper </text:span><text:span text:style-name="T33">objectMapper;</text:span></text:p>
            <text:p text:style-name="P65"><text:span text:style-name="T33"><text:s text:c="12"/>objectMapper</text:span><text:span text:style-name="T7"> = Configuration.</text:span><text:span text:style-name="T15">getDefaultApiClient</text:span><text:span text:style-name="T7">().getJSON().getContext(</text:span><text:span text:style-name="T28">null</text:span><text:span text:style-name="T7">);</text:span></text:p>
            <text:p text:style-name="P65"><text:span text:style-name="T7"><text:s text:c="12"/>RestExceptionInfo </text:span><text:span text:style-name="T33">rei;</text:span></text:p>
            <text:p text:style-name="P65"><text:span text:style-name="T33"><text:s text:c="12"/>rei</text:span><text:span text:style-name="T7"> = </text:span><text:span text:style-name="T33">objectMapper</text:span><text:span text:style-name="T7">.readValue(</text:span><text:span text:style-name="T33">e</text:span><text:span text:style-name="T7">.getMessage(), RestExceptionInfo.</text:span><text:span text:style-name="T28">class</text:span><text:span text:style-name="T7">);</text:span></text:p>
            <text:p text:style-name="P65"><text:span text:style-name="T7"><text:s text:c="12"/>System.</text:span><text:span text:style-name="T38">err</text:span><text:span text:style-name="T7">.println(</text:span><text:span text:style-name="T41">" <text:s text:c="3"/>- RestExceptionInfo:"</text:span><text:span text:style-name="T7">);</text:span></text:p>
            <text:p text:style-name="P65"><text:span text:style-name="T7"><text:s text:c="12"/>System.</text:span><text:span text:style-name="T38">err</text:span><text:span text:style-name="T7">.println(</text:span><text:span text:style-name="T41">" <text:s text:c="9"/>+ errorCode: "</text:span><text:span text:style-name="T7"> + </text:span><text:span text:style-name="T33">rei</text:span><text:span text:style-name="T7">.getErrorCode());</text:span></text:p>
            <text:p text:style-name="P65"><text:span text:style-name="T7"><text:s text:c="12"/>System.</text:span><text:span text:style-name="T38">err</text:span><text:span text:style-name="T7">.println(</text:span><text:span text:style-name="T41">" <text:s text:c="9"/>+ errorMessage: "</text:span><text:span text:style-name="T7"> + </text:span><text:span text:style-name="T33">rei</text:span><text:span text:style-name="T7">.getErrorMessage());</text:span></text:p>
            <text:p text:style-name="P65"><text:span text:style-name="T7"><text:s text:c="12"/>System.</text:span><text:span text:style-name="T38">err</text:span><text:span text:style-name="T7">.println(</text:span><text:span text:style-name="T41">" <text:s text:c="9"/>+ stackTrace: "</text:span><text:span text:style-name="T7"> + </text:span><text:span text:style-name="T33">rei</text:span><text:span text:style-name="T7">.getStackTrace());</text:span></text:p>
            <text:p text:style-name="P65"><text:span text:style-name="T7"><text:s text:c="12"/>System.</text:span><text:span text:style-name="T38">err</text:span><text:span text:style-name="T7">.println(</text:span><text:span text:style-name="T41">" <text:s text:c="9"/>+ stackTraceCause: "</text:span><text:span text:style-name="T7"> + </text:span><text:span text:style-name="T33">rei</text:span><text:span text:style-name="T7">.getStackTraceCause());</text:span></text:p>
            <text:p text:style-name="P65"><text:span text:style-name="T7"><text:s text:c="12"/>System.</text:span><text:span text:style-name="T38">err</text:span><text:span text:style-name="T7">.println(</text:span><text:span text:style-name="T41">" <text:s text:c="9"/>+ field: "</text:span><text:span text:style-name="T7"> + </text:span><text:span text:style-name="T33">rei</text:span><text:span text:style-name="T7">.getField());</text:span></text:p>
            <text:p text:style-name="P65"><text:span text:style-name="T7"><text:s text:c="8"/>} </text:span><text:span text:style-name="T28">catch</text:span><text:span text:style-name="T7"> (Exception </text:span><text:span text:style-name="T33">e1</text:span><text:span text:style-name="T7">) {</text:span></text:p>
            <text:p text:style-name="P65"><text:span text:style-name="T7"><text:s text:c="12"/></text:span><text:span text:style-name="T29">//e1.printStackTrace();</text:span></text:p>
            <text:p text:style-name="P65"><text:span text:style-name="T7"><text:s text:c="12"/></text:span><text:span text:style-name="T29">// No </text:span><text:span text:style-name="T32">es</text:span><text:span text:style-name="T29"> </text:span><text:span text:style-name="T32">un</text:span><text:span text:style-name="T29"> </text:span><text:span text:style-name="T32">objecte</text:span><text:span text:style-name="T29"> RestExceptionInfo</text:span></text:p>
            <text:p text:style-name="P65"><text:span text:style-name="T7"><text:s text:c="12"/>System.</text:span><text:span text:style-name="T38">err</text:span><text:span text:style-name="T7">.println(</text:span><text:span text:style-name="T41">" <text:s text:c="3"/>- Message: Error no controlat: "</text:span><text:span text:style-name="T7"> + </text:span><text:span text:style-name="T33">e</text:span><text:span text:style-name="T7">.getMessage());</text:span></text:p>
            <text:p text:style-name="P73"><text:s text:c="12"/></text:p>
            <text:p text:style-name="P65"><text:span text:style-name="T7"><text:s text:c="12"/>System.</text:span><text:span text:style-name="T38">err</text:span><text:span text:style-name="T7">.println(</text:span><text:span text:style-name="T41">"\n <text:s text:c="3"/>----------------- IMPORTANT ----------------"</text:span><text:span text:style-name="T7">);</text:span></text:p>
            <text:p text:style-name="P65"><text:span text:style-name="T7"><text:s text:c="12"/>System.</text:span><text:span text:style-name="T38">err</text:span><text:span text:style-name="T7">.println(</text:span><text:span text:style-name="T41">" <text:s text:c="3"/>El body del missatge HTTP hauria de contenir\n"</text:span></text:p>
            <text:p text:style-name="P65"><text:span text:style-name="T7"><text:s text:c="21"/>+ </text:span><text:span text:style-name="T41">" <text:s text:c="3"/>un objecte RestExceptionInfo representat en\n"</text:span></text:p>
            <text:p text:style-name="P65"><text:span text:style-name="T7"><text:s text:c="21"/>+ </text:span><text:span text:style-name="T41">" <text:s text:c="3"/>format JSON però en el seu lloc conté:</text:span><text:span text:style-name="T44">\n</text:span><text:span text:style-name="T41">"</text:span><text:span text:style-name="T7"> + </text:span><text:span text:style-name="T33">e</text:span><text:span text:style-name="T7">.getMessage() + </text:span><text:span text:style-name="T41">"\n"</text:span><text:span text:style-name="T7">);</text:span></text:p>
            <text:p text:style-name="P65"><text:span text:style-name="T7"><text:s text:c="12"/>System.</text:span><text:span text:style-name="T38">err</text:span><text:span text:style-name="T7">.println(</text:span><text:span text:style-name="T41">" <text:s text:c="3"/>---------------------------------------------"</text:span><text:span text:style-name="T7">);</text:span></text:p>
            <text:p text:style-name="P73"><text:s text:c="8"/>}</text:p>
            <text:p text:style-name="P65"><text:span text:style-name="T7"><text:s text:c="4"/>} </text:span><text:span text:style-name="T28">else</text:span><text:span text:style-name="T7"> {</text:span></text:p>
            <text:p text:style-name="P65"><text:span text:style-name="T7"><text:s text:c="8"/>System.</text:span><text:span text:style-name="T38">err</text:span><text:span text:style-name="T7">.println(</text:span><text:span text:style-name="T41">" <text:s text:c="3"/>- Message: Error no controlat. Error: "</text:span><text:span text:style-name="T7"> + </text:span><text:span text:style-name="T33">e</text:span><text:span text:style-name="T7">.getMessage());</text:span></text:p>
            <text:p text:style-name="P75"><text:s text:c="4"/>}</text:p>
            <text:p text:style-name="P65"><text:soft-page-break/><text:span text:style-name="T7">} </text:span><text:span text:style-name="T28">catch</text:span><text:span text:style-name="T7"> (Exception </text:span><text:span text:style-name="T33">e</text:span><text:span text:style-name="T7">) {</text:span></text:p>
            <text:p text:style-name="P65"><text:span text:style-name="T7"><text:s text:c="4"/></text:span><text:span text:style-name="T33">e</text:span><text:span text:style-name="T7">.printStackTrace();</text:span></text:p>
            <text:p text:style-name="P77">}</text:p>
          </table:table-cell>
        </table:table-row>
      </table:table>
      <text:p text:style-name="P43"/>
      <text:p text:style-name="P84">(7) Al pom.xml de ApiInterna i ApiExterna s’ha de modificar la versió del plugin &lt;artifactId&gt;openapi-generator-maven-plugin&lt;/artifactId&gt; i posar-li la 7.10.0.</text:p>
      <text:p text:style-name="P2">(<text:span text:style-name="T1">8</text:span>) Arreglar els errors de RestException ja que els arguments han canviat d'ordre: Status, <text:span text:style-name="T1">Me</text:span>s<text:span text:style-name="T1">sage</text:span>, Exception<text:line-break/><text:line-break/>(<text:span text:style-name="T1">9</text:span>) Recompilar tot el projecte</text:p>
      <text:p text:style-name="P80"/>
      <text:h text:style-name="P92" text:outline-level="3"><text:bookmark-start text:name="__RefHeading___Toc1258_4092719216 Copy 1 Copy 1 Copy 1"/>2025-01-21 MILLORA: Select amb cerca inclosa<text:bookmark-end text:name="__RefHeading___Toc1258_4092719216 Copy 1 Copy 1 Copy 1"/></text:h>
      <text:p text:style-name="P33"/>
      <text:p text:style-name="P33"><text:tab/>S'ha afegit una nova funcionalitat per afegir un cercador als camps SELECT de tipus QUERY o COMBOBOX. Només s'ha d'afegir la paraula search al camp maxAllowedValue.</text:p>
      <text:p text:style-name="Text_20_body"><text:tab/>Per afegir aquesta funcionalitat als projectes generats heu de seguir les següents passes:</text:p>
      <text:p text:style-name="Text_20_body"/>
      <text:p text:style-name="Text_20_body">(1) Descarregar el fitxer webapp_select2.zip a la carpeta <text:s/>back\src\main\webapp i descomprimir-ho allà.</text:p>
      <text:p text:style-name="P85">Podeu trobar aquest fitxer a la següent URL: https://github.com/GovernIB/genapp/tree/genapp-2.0/doc/migration_files</text:p>
      <text:p text:style-name="P4"/>
      <text:p text:style-name="Text_20_body">(2) Editar el fitxer back\src\main\webapp\WEB-INF\jsp\moduls\imports.jsp i afegir la següent linia despres de select2.min.js</text:p>
      <text:p text:style-name="Text_20_body"/>
      <text:p text:style-name="P86">&lt;script src="&lt;c:url value="/js/select2_i18n/${lang}.js"/&gt;"&gt;&lt;/script&gt;</text:p>
      <text:p text:style-name="P33"/>
      <text:p text:style-name="P33"><draw:frame draw:style-name="fr2" draw:name="Imagen4" text:anchor-type="as-char" svg:width="15.778cm" svg:height="3.189cm" draw:z-index="22"><draw:image xlink:href="Pictures/10000001000002D7000000935B32160CE522F8BA.png" xlink:type="simple" xlink:show="embed" xlink:actuate="onLoad" draw:mime-type="image/png"/></draw:frame></text:p>
      <text:p text:style-name="P33">(3) Editar el projecte amb Genapp i posar la paraula search al camp maxAllowedValue dels <text:s/>SELECT de tipus QUERY o COMBOBOX en que es vulgui afegir cerca.</text:p>
      <text:p text:style-name="P33"/>
      <text:p text:style-name="Text_20_body">(4) Regenera<text:span text:style-name="T45">r</text:span> el projecte i recompilar.</text:p>
      <text:p text:style-name="Text_20_body"/>
      <text:p text:style-name="Text_20_body">A continuació es <text:span text:style-name="T1">mostra una captura d’on s’ha de posar </text:span>la paraula search</text:p>
      <text:p text:style-name="P37"><text:soft-page-break/><draw:frame draw:style-name="fr1" draw:name="Imagen5" text:anchor-type="as-char" svg:width="7.922cm" svg:height="9.851cm" draw:z-index="18"><draw:image xlink:href="Pictures/10000001000001B7000002227870E052D4EEA636.png" xlink:type="simple" xlink:show="embed" xlink:actuate="onLoad" draw:mime-type="image/png"/></draw:frame></text:p>
      <text:p text:style-name="P33">A continuació es mostra un exemple de com queda un component amb la cerca activada:</text:p>
      <text:p text:style-name="P37"><draw:frame draw:style-name="fr1" draw:name="Imagen6" text:anchor-type="as-char" svg:width="14.549cm" svg:height="5.288cm" draw:z-index="19"><draw:image xlink:href="Pictures/100000010000033100000129BA695F8983C05E1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81"/>
      <text:h text:style-name="P93" text:outline-level="3"><text:bookmark-start text:name="__RefHeading___Toc1258_4092719216 Copy 1 Copy 1 Copy 1 Copy 1"/>2025-0<text:span text:style-name="T46">2</text:span>-<text:span text:style-name="T46">05</text:span> MILLORA: <text:span text:style-name="T46">Opcions de Menú a partir d’Anotacions</text:span><text:bookmark-end text:name="__RefHeading___Toc1258_4092719216 Copy 1 Copy 1 Copy 1 Copy 1"/></text:h>
      <text:p text:style-name="P34"/>
      <text:p text:style-name="P34"><text:tab/><text:span text:style-name="T46">A partir d’aquesta data si es desitja, enlloc de tenir definides les opcions de menú dins del jsp de menú corresponent al ROLE, es poden definir les opcions de menú a partir d’anotacions java dins dels controladors. Si és vol aplicar aquesta millora, el que s’ha de fer és el següent:</text:span></text:p>
      <text:p text:style-name="P38">(1) Regenerar el projecte amb genapp</text:p>
      <text:p text:style-name="P38">(2) Per opció de menú definida en cada fitxer menu_[ROLE].jsp de [BACK]\src\main\webapp\WEB-INF\jsp\moduls fer el següent en el Controller associat:</text:p>
      <text:list text:style-name="L2">
        <text:list-item>
          <text:p text:style-name="P100"><text:soft-page-break/>Si el Controller estén d’un element de WebDB llavors afegir la següent anotació a la classe:</text:p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61">@MenuOption(labelCode="alumne.alumne.plural", order=0, group=Constants.PRF_XXXXX)</text:p>
          </table:table-cell>
        </table:table-row>
      </table:table>
      <text:p text:style-name="P38"><text:tab/>El que fa per defecte es atacar al /list del Controller.</text:p>
      <text:list text:style-name="L3">
        <text:list-item>
          <text:p text:style-name="P101">Si el Controller no estén d’un element de WebDB llavors afegir la següent anotació a la classe:</text:p>
        </text:list-item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71">@MenuOption(labelCode = "<text:span text:style-name="T50">menu.label</text:span>", <text:s/>order = 10, group = Constants.<text:span text:style-name="T49">PRF_XXXXX</text:span>, baseLink = "/admin/option1", relativeLink = "")</text:p>
          </table:table-cell>
        </table:table-row>
      </table:table>
      <text:p text:style-name="P38"/>
      <text:p text:style-name="P38">Un exemple complet d’aquest darrer cas es mostra a continuació: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61">@Controller</text:p>
            <text:p text:style-name="P61">@RequestMapping(value = "/admin")</text:p>
            <text:p text:style-name="P61">@MenuOption(labelCode = "=Menú ADMIN Option 1", order = 10, <text:span text:style-name="T46">g</text:span>roup= Constants.<text:span text:style-name="T50">PRF</text:span><text:span text:style-name="T49">_</text:span><text:span text:style-name="T50">XXXXX</text:span>, baseLink = "/admin/option1", relativeLink = "")</text:p>
            <text:p text:style-name="P62">@MenuOption(labelCode = "=Menú ADMIN Option 2", order = 20,group = Constants.<text:span text:style-name="T50">PRF</text:span><text:span text:style-name="T49">_</text:span><text:span text:style-name="T50">XXXXX</text:span>,</text:p>
            <text:p text:style-name="P61"><text:s text:c="8"/>baseLink = "/admin/option2", relativeLink = "", addSeparatorBefore = true)</text:p>
            <text:p text:style-name="P61">public class AdminController {</text:p>
            <text:p text:style-name="P61"/>
            <text:p text:style-name="P61"><text:s text:c="4"/>@RequestMapping(value = "/option1")</text:p>
            <text:p text:style-name="P61"><text:s text:c="4"/>public ModelAndView option1(HttpServletRequest request) throws Exception {</text:p>
            <text:p text:style-name="P61"><text:s text:c="12"/>...</text:p>
            <text:p text:style-name="P61"><text:s text:c="4"/>}</text:p>
            <text:p text:style-name="P61"/>
            <text:p text:style-name="P61"><text:s text:c="4"/>@RequestMapping(value = "/option2")</text:p>
            <text:p text:style-name="P61"><text:s text:c="4"/>public ModelAndView option2(HttpServletRequest request) throws Exception {</text:p>
            <text:p text:style-name="P61"><text:s text:c="11"/>...</text:p>
            <text:p text:style-name="P61"><text:s text:c="4"/>}</text:p>
            <text:p text:style-name="P61">}</text:p>
          </table:table-cell>
        </table:table-row>
      </table:table>
      <text:p text:style-name="P38"/>
      <text:p text:style-name="P38">(3) Editar els fitxers de tipus menu_[ROLE].jsp de [BACK]\src\main\webapp\WEB-INF\jsp\moduls i substituir el contingut per:</text:p>
      <text:p text:style-name="P38"/>
      <table:table table:name="Tabla4" table:style-name="Tabla4">
        <table:table-column table:style-name="Tabla4.A"/>
        <table:table-row>
          <table:table-cell table:style-name="Tabla4.A1" office:value-type="string">
            <text:p text:style-name="P58">&lt;%@ page contentType="text/html;charset=UTF-8" language="java"</text:p>
            <text:p text:style-name="P58">%&gt;&lt;%@page import="org.fundaciobit.genapp.common.web.menuoptions.MenuOptionManager"</text:p>
            <text:p text:style-name="P58">%&gt;&lt;%@page import="org.fundaciobit.genapp.common.web.menuoptions.MenuItem"</text:p>
            <text:p text:style-name="P58">%&gt;&lt;%@page import="<text:span text:style-name="T50">[package]</text:span>.commons.utils.Constants"</text:p>
            <text:p text:style-name="P58">%&gt;&lt;%@page import="java.util.List"</text:p>
            <text:p text:style-name="P58">%&gt;&lt;%@page import="java.util.ArrayList"</text:p>
            <text:p text:style-name="P58">%&gt;&lt;%@ include file="/WEB-INF/jsp/moduls/includes.jsp"%&gt;</text:p>
            <text:p text:style-name="P58">&lt;c:set var="url" value="${urlActual}" /&gt;</text:p>
            <text:p text:style-name="P58">&lt;div&gt;</text:p>
            <text:p text:style-name="P58"><text:s text:c="4"/>&lt;h5&gt;Menú ROLE_<text:span text:style-name="T50">XXXXX</text:span>&lt;/h5&gt;</text:p>
            <text:p text:style-name="P58"/>
            <text:p text:style-name="P58"><text:s text:c="4"/>&lt;%</text:p>
            <text:p text:style-name="P60"><text:s text:c="4"/>List&lt;List&lt;MenuItem&gt;&gt; menus = new ArrayList&lt;List&lt;MenuItem&gt;&gt;();</text:p>
            <text:p text:style-name="P87"><text:s text:c="4"/>/*</text:p>
            <text:p text:style-name="P87"><text:s text:c="4"/>MenuItem menuGoogle = new MenuItem("=MENU Google", "http://www.google.com", 0);</text:p>
            <text:p text:style-name="P87"><text:s text:c="4"/>MenuItem menu<text:span text:style-name="T46">FBit</text:span> = new MenuItem("=MENU <text:span text:style-name="T46">Govern Digital</text:span>", <text:s/>"http<text:span text:style-name="T46">s</text:span>://<text:span text:style-name="T46">governdigital.fundaciobit.org</text:span>", 1000);</text:p>
            <text:p text:style-name="P87"><text:s text:c="4"/>*/</text:p>
            <text:p text:style-name="P59"><text:s text:c="3"/>List&lt;MenuItem&gt; discoveredMenus = MenuOptionManager.getMenuItems(Constants.<text:span text:style-name="T50">PRF</text:span><text:span text:style-name="T49">_</text:span><text:span text:style-name="T50">XXXXX</text:span>); <text:span text:style-name="T47">//, menuGoogle, menu</text:span><text:span text:style-name="T48">FBit</text:span><text:span text:style-name="T47">);</text:span></text:p>
            <text:p text:style-name="P58"><text:s text:c="4"/>menus.add(discoveredMenus);</text:p>
            <text:p text:style-name="P58"><text:s text:c="4"/>%&gt;</text:p>
            <text:p text:style-name="P58"><text:soft-page-break/><text:s text:c="4"/></text:p>
            <text:p text:style-name="P58"><text:s text:c="4"/>&lt;%@ include file="/WEB-INF/jsp/moduls/menu_role_generator.jsp"%&gt; <text:s/></text:p>
            <text:p text:style-name="P58"/>
            <text:p text:style-name="P58">&lt;/div&gt;</text:p>
          </table:table-cell>
        </table:table-row>
      </table:table>
      <text:p text:style-name="P38"/>
      <text:p text:style-name="P38">adaptant les entrades [package], [XXXXX] i el role [PRF_XXXXX].</text:p>
      <text:p text:style-name="P38"><text:tab/>Pel casos en que no es pugui afegir l’anotació @MenuOption, llavors es poden afegir elements de forma addicional tal i com es mostra en el darrer tros de codi amb els exemple de pàgines web de Google i Govern Digital.</text:p>
      <text:p text:style-name="P38">(4) Finalment s’ha d’afegir el següent tros de codi dins de l’InitServlet del Back:</text:p>
      <text:p text:style-name="P38"/>
      <table:table table:name="Tabla8" table:style-name="Tabla8">
        <table:table-column table:style-name="Tabla8.A"/>
        <table:table-row>
          <table:table-cell table:style-name="Tabla8.A1" office:value-type="string">
            <text:p text:style-name="P66"><text:span text:style-name="T29">// </text:span><text:span text:style-name="T32">Inicialitzar</text:span><text:span text:style-name="T29"> </text:span><text:span text:style-name="T32">sistema</text:span><text:span text:style-name="T29"> </text:span><text:span text:style-name="T32">de</text:span><text:span text:style-name="T29"> menus</text:span></text:p>
            <text:p text:style-name="P66"><text:span text:style-name="T28">new</text:span><text:span text:style-name="T7"> Thread(</text:span><text:span text:style-name="T28">new</text:span><text:span text:style-name="T7"> Runnable() {</text:span></text:p>
            <text:p text:style-name="P66"><text:span text:style-name="T7"><text:s text:c="4"/></text:span><text:span text:style-name="T51">@Override</text:span></text:p>
            <text:p text:style-name="P66"><text:span text:style-name="T7"><text:s text:c="4"/></text:span><text:span text:style-name="T28">public</text:span><text:span text:style-name="T7"> </text:span><text:span text:style-name="T28">void</text:span><text:span text:style-name="T7"> run() {</text:span></text:p>
            <text:p text:style-name="P66"><text:span text:style-name="T7"><text:s text:c="8"/></text:span><text:span text:style-name="T28">try</text:span><text:span text:style-name="T7"> {</text:span></text:p>
            <text:p text:style-name="P66"><text:span text:style-name="T7"><text:s text:c="12"/>MenuOptionManager.</text:span><text:span text:style-name="T15">setDiscoverMenuOptionAnnotations</text:span><text:span text:style-name="T7">(</text:span></text:p>
            <text:p text:style-name="P66"><text:span text:style-name="T7"><text:s text:c="20"/></text:span><text:span text:style-name="T28">new</text:span><text:span text:style-name="T7"> DiscoverMenuOptionAnnotations(Constants.</text:span><text:span text:style-name="T39">[APPNAME]_</text:span><text:span text:style-name="T38">PROPERTY_BASE</text:span><text:span text:style-name="T7"> + </text:span><text:span text:style-name="T41">"back.controller"</text:span><text:span text:style-name="T7">));</text:span></text:p>
            <text:p text:style-name="P66"><text:span text:style-name="T7"><text:s text:c="8"/>} </text:span><text:span text:style-name="T28">catch</text:span><text:span text:style-name="T7"> (Throwable </text:span><text:span text:style-name="T33">th</text:span><text:span text:style-name="T7">) {</text:span></text:p>
            <text:p text:style-name="P66"><text:span text:style-name="T7"><text:s text:c="12"/></text:span><text:span text:style-name="T37">log</text:span><text:span text:style-name="T7">.error(</text:span><text:span text:style-name="T41">"Error inicialitzant sistema de menus: "</text:span><text:span text:style-name="T7"> + </text:span><text:span text:style-name="T33">th</text:span><text:span text:style-name="T7">.getMessage(), </text:span><text:span text:style-name="T33">th</text:span><text:span text:style-name="T7">);</text:span></text:p>
            <text:p text:style-name="P74"><text:s text:c="8"/>}</text:p>
            <text:p text:style-name="P74"><text:s text:c="4"/>}</text:p>
            <text:p text:style-name="P76">}).start();</text:p>
          </table:table-cell>
        </table:table-row>
      </table:table>
      <text:p text:style-name="P38"/>
      <text:h text:style-name="P94" text:outline-level="3"><text:bookmark-start text:name="__RefHeading___Toc1258_4092719216 Copy 1 Copy 1 Copy 1 Copy 1 Copy 1"/><text:span text:style-name="T2">2025-0</text:span><text:span text:style-name="T4">2</text:span><text:span text:style-name="T2">-</text:span><text:span text:style-name="T5">10</text:span><text:span text:style-name="T2"> MILLORA: </text:span><text:span text:style-name="T5">Plugin per revisar errors del Codi Font</text:span><text:bookmark-end text:name="__RefHeading___Toc1258_4092719216 Copy 1 Copy 1 Copy 1 Copy 1 Copy 1"/></text:h>
      <text:p text:style-name="P35"/>
      <text:p text:style-name="P40">S’ha afegit un plugin per a traves d’un profile de maven poder revisar el codi generat i codi picat pels desenvolupadors. Per afegir aquesta nova funcionalitat <text:span text:style-name="T53">en els projectes ja generats </text:span>s’han de seguir les següent passes:</text:p>
      <text:p text:style-name="P40"/>
      <text:list xml:id="list1601153926" text:style-name="L4">
        <text:list-item>
          <text:p text:style-name="P102">Anar al pom pare i en l’apartat de Profiles afegir la següent entrad</text:p>
        </text:list-item>
      </text:list>
      <table:table table:name="Tabla9" table:style-name="Tabla9">
        <table:table-column table:style-name="Tabla9.A"/>
        <table:table-row>
          <table:table-cell table:style-name="Tabla9.A1" office:value-type="string">
            <text:p text:style-name="P66"><text:span text:style-name="T7">&lt;</text:span><text:span text:style-name="T52">profile</text:span><text:span text:style-name="T7">&gt;</text:span></text:p>
            <text:p text:style-name="P66"><text:span text:style-name="T7"><text:s text:c="4"/>&lt;</text:span><text:span text:style-name="T52">id</text:span><text:span text:style-name="T7">&gt;checkcode&lt;/</text:span><text:span text:style-name="T52">id</text:span><text:span text:style-name="T7">&gt;</text:span></text:p>
            <text:p text:style-name="P66"><text:span text:style-name="T7"><text:s text:c="4"/>&lt;</text:span><text:span text:style-name="T52">activation</text:span><text:span text:style-name="T7">&gt;</text:span></text:p>
            <text:p text:style-name="P66"><text:span text:style-name="T7"><text:s text:c="8"/>&lt;</text:span><text:span text:style-name="T52">activeByDefault</text:span><text:span text:style-name="T7">&gt;false&lt;/</text:span><text:span text:style-name="T52">activeByDefault</text:span><text:span text:style-name="T7">&gt;</text:span></text:p>
            <text:p text:style-name="P66"><text:span text:style-name="T7"><text:s text:c="4"/>&lt;/</text:span><text:span text:style-name="T52">activation</text:span><text:span text:style-name="T7">&gt;</text:span></text:p>
            <text:p text:style-name="P66"><text:span text:style-name="T7"><text:s text:c="4"/>&lt;</text:span><text:span text:style-name="T52">build</text:span><text:span text:style-name="T7">&gt;</text:span></text:p>
            <text:p text:style-name="P66"><text:span text:style-name="T7"><text:s text:c="8"/>&lt;</text:span><text:span text:style-name="T52">plugins</text:span><text:span text:style-name="T7">&gt;</text:span></text:p>
            <text:p text:style-name="P66"><text:span text:style-name="T7"><text:s text:c="11"/>&lt;</text:span><text:span text:style-name="T52">plugin</text:span><text:span text:style-name="T7">&gt;</text:span></text:p>
            <text:p text:style-name="P66"><text:span text:style-name="T7"><text:s text:c="16"/>&lt;</text:span><text:span text:style-name="T52">groupId</text:span><text:span text:style-name="T7">&gt;com.github.spotbugs&lt;/</text:span><text:span text:style-name="T52">groupId</text:span><text:span text:style-name="T7">&gt;</text:span></text:p>
            <text:p text:style-name="P66"><text:span text:style-name="T7"><text:s text:c="16"/>&lt;</text:span><text:span text:style-name="T52">artifactId</text:span><text:span text:style-name="T7">&gt;spotbugs-maven-plugin&lt;/</text:span><text:span text:style-name="T52">artifactId</text:span><text:span text:style-name="T7">&gt;</text:span></text:p>
            <text:p text:style-name="P66"><text:span text:style-name="T7"><text:s text:c="16"/>&lt;</text:span><text:span text:style-name="T52">version</text:span><text:span text:style-name="T7">&gt;4.7.3.0&lt;/</text:span><text:span text:style-name="T52">version</text:span><text:span text:style-name="T7">&gt;</text:span></text:p>
            <text:p text:style-name="P66"><text:span text:style-name="T7"><text:s text:c="16"/>&lt;</text:span><text:span text:style-name="T52">executions</text:span><text:span text:style-name="T7">&gt;</text:span></text:p>
            <text:p text:style-name="P66"><text:span text:style-name="T7"><text:s text:c="20"/>&lt;</text:span><text:span text:style-name="T52">execution</text:span><text:span text:style-name="T7">&gt;</text:span></text:p>
            <text:p text:style-name="P66"><text:span text:style-name="T7"><text:s text:c="24"/>&lt;</text:span><text:span text:style-name="T52">phase</text:span><text:span text:style-name="T7">&gt;verify&lt;/</text:span><text:span text:style-name="T52">phase</text:span><text:span text:style-name="T7">&gt;</text:span></text:p>
            <text:p text:style-name="P66"><text:span text:style-name="T7"><text:s text:c="24"/>&lt;</text:span><text:span text:style-name="T52">goals</text:span><text:span text:style-name="T7">&gt;</text:span></text:p>
            <text:p text:style-name="P66"><text:span text:style-name="T7"><text:s text:c="28"/>&lt;</text:span><text:span text:style-name="T52">goal</text:span><text:span text:style-name="T7">&gt;check&lt;/</text:span><text:span text:style-name="T52">goal</text:span><text:span text:style-name="T7">&gt;</text:span></text:p>
            <text:p text:style-name="P66"><text:span text:style-name="T7"><text:s text:c="24"/>&lt;/</text:span><text:span text:style-name="T52">goals</text:span><text:span text:style-name="T7">&gt;</text:span></text:p>
            <text:p text:style-name="P66"><text:span text:style-name="T7"><text:s text:c="20"/>&lt;/</text:span><text:span text:style-name="T52">execution</text:span><text:span text:style-name="T7">&gt;</text:span></text:p>
            <text:p text:style-name="P66"><text:soft-page-break/><text:span text:style-name="T7"><text:s text:c="16"/>&lt;/</text:span><text:span text:style-name="T52">executions</text:span><text:span text:style-name="T7">&gt;</text:span></text:p>
            <text:p text:style-name="P66"><text:span text:style-name="T7"><text:s text:c="16"/>&lt;</text:span><text:span text:style-name="T52">configuration</text:span><text:span text:style-name="T7">&gt;</text:span></text:p>
            <text:p text:style-name="P66"><text:span text:style-name="T7"><text:s text:c="28"/></text:span><text:span text:style-name="T17">&lt;!-- Define el esfuerzo de análisis: min, default, max --&gt;<text:line-break/> <text:s text:c="27"/>&lt;effort&gt;Max&lt;/effort&gt;<text:line-break/> <text:s text:c="27"/>&lt;!-- Solo mostrar errores de prioridad alta --&gt;<text:line-break/> <text:s text:c="27"/>&lt;threshold&gt;High&lt;/threshold&gt;<text:line-break/> <text:s text:c="27"/>&lt;!-- Opcional: Parar si hay errores --&gt;<text:line-break/> <text:s text:c="27"/>&lt;failOnError&gt;true&lt;/failOnError&gt;</text:span><text:span text:style-name="T7"> </text:span></text:p>
            <text:p text:style-name="P66"><text:span text:style-name="T7"><text:s text:c="16"/>&lt;/</text:span><text:span text:style-name="T52">configuration</text:span><text:span text:style-name="T7">&gt;</text:span></text:p>
            <text:p text:style-name="P66"><text:span text:style-name="T7"><text:s text:c="12"/>&lt;/</text:span><text:span text:style-name="T52">plugin</text:span><text:span text:style-name="T7">&gt;</text:span></text:p>
            <text:p text:style-name="P74"><text:s text:c="8"/></text:p>
            <text:p text:style-name="P66"><text:span text:style-name="T7"><text:s text:c="12"/>&lt;</text:span><text:span text:style-name="T52">plugin</text:span><text:span text:style-name="T7">&gt; <text:s text:c="56"/></text:span></text:p>
            <text:p text:style-name="P66"><text:span text:style-name="T7"><text:s text:c="16"/>&lt;</text:span><text:span text:style-name="T52">groupId</text:span><text:span text:style-name="T7">&gt;org.codehaus.gmaven&lt;/</text:span><text:span text:style-name="T52">groupId</text:span><text:span text:style-name="T7">&gt; <text:s text:c="22"/></text:span></text:p>
            <text:p text:style-name="P66"><text:span text:style-name="T7"><text:s text:c="16"/>&lt;</text:span><text:span text:style-name="T52">artifactId</text:span><text:span text:style-name="T7">&gt;groovy-maven-plugin&lt;/</text:span><text:span text:style-name="T52">artifactId</text:span><text:span text:style-name="T7">&gt; <text:s text:c="16"/></text:span></text:p>
            <text:p text:style-name="P66"><text:span text:style-name="T7"><text:s text:c="16"/>&lt;</text:span><text:span text:style-name="T52">version</text:span><text:span text:style-name="T7">&gt;2.0&lt;/</text:span><text:span text:style-name="T52">version</text:span><text:span text:style-name="T7">&gt; <text:s text:c="38"/></text:span></text:p>
            <text:p text:style-name="P66"><text:span text:style-name="T7"><text:s text:c="16"/>&lt;</text:span><text:span text:style-name="T52">executions</text:span><text:span text:style-name="T7">&gt; <text:s text:c="48"/></text:span></text:p>
            <text:p text:style-name="P66"><text:span text:style-name="T7"><text:s text:c="20"/>&lt;</text:span><text:span text:style-name="T52">execution</text:span><text:span text:style-name="T7">&gt; <text:s text:c="45"/></text:span></text:p>
            <text:p text:style-name="P66"><text:span text:style-name="T7"><text:s text:c="24"/>&lt;</text:span><text:span text:style-name="T52">phase</text:span><text:span text:style-name="T7">&gt;verify&lt;/</text:span><text:span text:style-name="T52">phase</text:span><text:span text:style-name="T7">&gt; <text:s text:c="29"/></text:span></text:p>
            <text:p text:style-name="P66"><text:span text:style-name="T7"><text:s text:c="24"/>&lt;</text:span><text:span text:style-name="T52">goals</text:span><text:span text:style-name="T7">&gt; <text:s text:c="45"/></text:span></text:p>
            <text:p text:style-name="P66"><text:span text:style-name="T7"><text:s text:c="28"/>&lt;</text:span><text:span text:style-name="T52">goal</text:span><text:span text:style-name="T7">&gt;execute&lt;/</text:span><text:span text:style-name="T52">goal</text:span><text:span text:style-name="T7">&gt; <text:s text:c="28"/></text:span></text:p>
            <text:p text:style-name="P66"><text:span text:style-name="T7"><text:s text:c="24"/>&lt;/</text:span><text:span text:style-name="T52">goals</text:span><text:span text:style-name="T7">&gt; <text:s text:c="44"/></text:span></text:p>
            <text:p text:style-name="P66"><text:span text:style-name="T7"><text:s text:c="24"/>&lt;</text:span><text:span text:style-name="T52">configuration</text:span><text:span text:style-name="T7">&gt; <text:s text:c="37"/></text:span></text:p>
            <text:p text:style-name="P66"><text:span text:style-name="T7"><text:s text:c="28"/>&lt;</text:span><text:span text:style-name="T52">source</text:span><text:span text:style-name="T7">&gt; <text:s text:c="40"/></text:span></text:p>
            <text:p text:style-name="P74"><text:s text:c="14"/>log.info('\n\n\n <text:s text:c="2"/>Per revisar els BUG i ERRORS trobats has de fer el següent:\n'</text:p>
            <text:p text:style-name="P74"><text:s text:c="20"/>+ ' <text:s text:c="5"/>(1) Executar des de consola "mvn spotbugs:gui -Pcheckcode"\n'</text:p>
            <text:p text:style-name="P74"><text:s text:c="20"/>+ ' <text:s text:c="5"/>(2) Des de GUI es recomana filtrar només per errors greus:\n'</text:p>
            <text:p text:style-name="P74"><text:s text:c="20"/>+ ' <text:s text:c="12"/>- Menu "Ver" &gt;&gt; Seleccionar "High priority only"\n'</text:p>
            <text:p text:style-name="P74"><text:s text:c="20"/>+ '\n\n\n')</text:p>
            <text:p text:style-name="P66"><text:span text:style-name="T7"><text:s text:c="28"/>&lt;/</text:span><text:span text:style-name="T52">source</text:span><text:span text:style-name="T7">&gt; <text:s text:c="39"/></text:span></text:p>
            <text:p text:style-name="P66"><text:span text:style-name="T7"><text:s text:c="24"/>&lt;/</text:span><text:span text:style-name="T52">configuration</text:span><text:span text:style-name="T7">&gt; <text:s text:c="36"/></text:span></text:p>
            <text:p text:style-name="P66"><text:span text:style-name="T7"><text:s text:c="20"/>&lt;/</text:span><text:span text:style-name="T52">execution</text:span><text:span text:style-name="T7">&gt; <text:s text:c="44"/></text:span></text:p>
            <text:p text:style-name="P66"><text:span text:style-name="T7"><text:s text:c="16"/>&lt;/</text:span><text:span text:style-name="T52">executions</text:span><text:span text:style-name="T7">&gt; <text:s text:c="47"/></text:span></text:p>
            <text:p text:style-name="P66"><text:span text:style-name="T7"><text:s text:c="12"/>&lt;/</text:span><text:span text:style-name="T52">plugin</text:span><text:span text:style-name="T7">&gt;</text:span></text:p>
            <text:p text:style-name="P66"><text:span text:style-name="T7"><text:s text:c="8"/>&lt;/</text:span><text:span text:style-name="T52">plugins</text:span><text:span text:style-name="T7">&gt;</text:span></text:p>
            <text:p text:style-name="P66"><text:span text:style-name="T7"><text:s text:c="4"/>&lt;/</text:span><text:span text:style-name="T52">build</text:span><text:span text:style-name="T7">&gt;</text:span></text:p>
            <text:p text:style-name="P67"><text:span text:style-name="T7">&lt;/</text:span><text:span text:style-name="T52">profile</text:span><text:span text:style-name="T7">&gt;</text:span></text:p>
          </table:table-cell>
        </table:table-row>
      </table:table>
      <text:p text:style-name="P40"/>
      <text:list xml:id="list84753184147551" text:continue-numbering="true" text:style-name="L4">
        <text:list-item>
          <text:p text:style-name="P102"><text:s/>Dins l'arrel del projecte afegir un fitxer checkcode.bat amb el següent contingut:</text:p>
        </text:list-item>
      </text:list>
      <table:table table:name="Tabla10" table:style-name="Tabla10">
        <table:table-column table:style-name="Tabla10.A"/>
        <table:table-row>
          <table:table-cell table:style-name="Tabla10.A1" office:value-type="string">
            <text:p text:style-name="P97">compile.bat -Pcheckcode %*</text:p>
          </table:table-cell>
        </table:table-row>
      </table:table>
      <text:p text:style-name="P40"/>
      <text:list xml:id="list84753164092252" text:continue-numbering="true" text:style-name="L4">
        <text:list-item>
          <text:p text:style-name="P104">Executar checkcode.bat. Si hi ha algun error o bug greu la compilació s’aturarà.</text:p>
        </text:list-item>
        <text:list-item>
          <text:p text:style-name="P102"><text:span text:style-name="T64">Per veure d’una forma gràfica el errors/bugs trobats seguir les intruccions següents:</text:span></text:p>
        </text:list-item>
      </text:list>
      <table:table table:name="Tabla12" table:style-name="Tabla12">
        <table:table-column table:style-name="Tabla12.A"/>
        <table:table-row>
          <table:table-cell table:style-name="Tabla12.A1" office:value-type="string">
            <text:p text:style-name="P82"/>
            <text:p text:style-name="P63"><text:s text:c="3"/>Per revisar els BUG i ERRORS trobats has de fer el següent:</text:p>
            <text:p text:style-name="P63"><text:s text:c="6"/>(1) Executar des de consola "mvn spotbugs:gui -Pcheckcode"</text:p>
            <text:p text:style-name="P63"><text:s text:c="6"/>(2) Des de GUI es recomana filtrar només per errors greus:</text:p>
            <text:p text:style-name="P63"><text:s text:c="13"/>- Menu "Ver" &gt;&gt; Seleccionar "High priority only"</text:p>
            <text:p text:style-name="P63"/>
          </table:table-cell>
        </table:table-row>
      </table:table>
      <text:p text:style-name="P40"/>
      <text:p text:style-name="P40"><text:tab/>S'obrirà un programa gràfic per cada mòdul del projecte. <text:span text:style-name="T54">Si només es vol verificar un mòdul llavors executar mvn spotbugs:gui -Pcheckcode només al directori en concret.</text:span></text:p>
      <text:p text:style-name="P40"/>
      <text:p text:style-name="P40"/>
      <text:p text:style-name="P39"><text:soft-page-break/></text:p>
      <text:h text:style-name="P95" text:outline-level="3"><text:bookmark-start text:name="__RefHeading___Toc1258_4092719216 Copy 1 Copy 1 Copy 1 Copy 1 Copy 1 Copy 1"/><text:span text:style-name="T2">2025-0</text:span><text:span text:style-name="T4">2</text:span><text:span text:style-name="T2">-</text:span><text:span text:style-name="T5">1</text:span><text:span text:style-name="T6">1</text:span><text:span text:style-name="T2"> MILLORA: </text:span><text:span text:style-name="T6">Vista(view) de Richtext no es visualitza correctament</text:span><text:bookmark-end text:name="__RefHeading___Toc1258_4092719216 Copy 1 Copy 1 Copy 1 Copy 1 Copy 1 Copy 1"/></text:h>
      <text:p text:style-name="P36"/>
      <text:p text:style-name="P41"><text:span text:style-name="T55"><text:tab/>Els components de tipus RichText no es visualitzaven correctament en mode vista (View). Per arreglar-ho s’ha d’editar el css que es troba al fitxer <text:s/></text:span>back/src/main/webapp/js/tiny_mce/themes/advanced/skins/default/ui.css, <text:span text:style-name="T55">anar a la linia 7 a l’entrada «.defaultSkin table» i afegir l’estil «width:100% !important;resize: both;»:</text:span></text:p>
      <text:p text:style-name="P41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69"><text:span text:style-name="T56">.defaultSkin</text:span><text:span text:style-name="T57"> </text:span><text:span text:style-name="T58">table</text:span><text:span text:style-name="T59"> </text:span><text:span text:style-name="T16">{</text:span><text:span text:style-name="T60">direction</text:span><text:span text:style-name="T16">:</text:span><text:span text:style-name="T62">ltr</text:span><text:span text:style-name="T16">;</text:span><text:span text:style-name="T60">background</text:span><text:span text:style-name="T16">:</text:span><text:span text:style-name="T62">transparent</text:span><text:span text:style-name="T16">;</text:span><text:span text:style-name="T60">width</text:span><text:span text:style-name="T16">:</text:span><text:span text:style-name="T62">100%</text:span><text:span text:style-name="T59"> </text:span><text:span text:style-name="T62">!important</text:span><text:span text:style-name="T16">;</text:span><text:span text:style-name="T61">resize</text:span><text:span text:style-name="T16">:</text:span><text:span text:style-name="T63">both</text:span><text:span text:style-name="T16">;</text:span><text:span text:style-name="T59">}</text:span>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Bitstream Vera Sans Mono" svg:font-family="'Bitstream Vera Sans Mono'" style:font-family-generic="modern" style:font-pitch="fixed"/>
    <style:font-face style:name="Consolas" svg:font-family="Consolas" style:font-adornments="Normal" style:font-family-generic="swiss" style:font-pitch="variable"/>
    <style:font-face style:name="Consolas1" svg:font-family="Consolas, sans-serif"/>
    <style:font-face style:name="Courier New" svg:font-family="'Courier New'" style:font-family-generic="modern" style:font-pitch="fixed"/>
    <style:font-face style:name="Courier New1" svg:font-family="'Courier New', 'Courier New'" style:font-family-generic="swiss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, 'Arial Unicode MS'"/>
    <style:font-face style:name="Tahoma" svg:font-family="Tahoma"/>
    <style:font-face style:name="Tahoma1" svg:font-family="Tahoma" style:font-family-generic="system" style:font-pitch="variable"/>
    <style:font-face style:name="Trebuchet MS" svg:font-family="'Trebuchet MS'" style:font-family-generic="swiss"/>
    <style:font-face style:name="monospace" svg:font-family="monospac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fo:color="#000000" loext:opacity="100%" style:font-name="Arial2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loext:opacity="100%" style:font-name="Arial1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loext:opacity="100%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loext:opacity="100%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loext:opacity="100%" style:font-name="Arial2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Courier New1" fo:font-family="'Courier New', 'Courier New'" style:font-family-generic="swiss" fo:font-size="12pt" style:font-name-asian="Courier New1" style:font-family-asian="'Courier New', 'Courier New'" style:font-family-generic-asian="swiss" style:font-size-asian="12pt" style:font-name-complex="Courier New1" style:font-family-complex="'Courier New', 'Courier New'" style:font-family-generic-complex="swiss" style:font-size-complex="12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ff4019" loext:opacity="100%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-" style:num-suffix=".-" style:num-format="1">
        <style:list-level-properties text:min-label-distance="0.131cm"/>
      </text:outline-level-style>
      <text:outline-level-style text:level="2" loext:num-list-format="%1%.%2%.-" style:num-suffix=".-" style:num-format="1" text:display-levels="2">
        <style:list-level-properties text:min-label-distance="0.101cm"/>
      </text:outline-level-style>
      <text:outline-level-style text:level="3" text:style-name="Numbering_20_Symbols" loext:num-list-format="%1%.%2%.%3%.-" style:num-suffix=".-" style:num-format="1" text:display-levels="3">
        <style:list-level-properties text:min-label-distance="0.131cm"/>
      </text:outline-level-style>
      <text:outline-level-style text:level="4" text:style-name="Numbering_20_Symbols" loext:num-list-format="%1%.%2%.%3%.%4%.-" style:num-suffix=".-" style:num-format="1" text:display-levels="4">
        <style:list-level-properties text:min-label-distance="0.13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loext:num-list-format="(%2%)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loext:num-list-format="(%3%)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loext:num-list-format="(%4%)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loext:num-list-format="(%5%)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loext:num-list-format="(%6%)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loext:num-list-format="(%7%)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loext:num-list-format="(%8%)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loext:num-list-format="(%9%)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loext:num-list-format="%1%)" style:num-suffix=")" style:num-format="1">
        <style:list-level-properties text:space-before="2.54cm" text:min-label-width="0.635cm"/>
      </text:list-level-style-number>
      <text:list-level-style-number text:level="2" text:style-name="RTF_5f_Num_20_3_20_2" loext:num-list-format="%2%." style:num-suffix="." style:num-format="1">
        <style:list-level-properties text:space-before="3.175cm" text:min-label-width="0.635cm"/>
      </text:list-level-style-number>
      <text:list-level-style-number text:level="3" text:style-name="RTF_5f_Num_20_3_20_3" loext:num-list-format="%3%." style:num-suffix="." style:num-format="1">
        <style:list-level-properties text:space-before="3.81cm" text:min-label-width="0.635cm"/>
      </text:list-level-style-number>
      <text:list-level-style-number text:level="4" text:style-name="RTF_5f_Num_20_3_20_4" loext:num-list-format="%4%." style:num-suffix="." style:num-format="1">
        <style:list-level-properties text:space-before="4.445cm" text:min-label-width="0.635cm"/>
      </text:list-level-style-number>
      <text:list-level-style-number text:level="5" text:style-name="RTF_5f_Num_20_3_20_5" loext:num-list-format="%5%." style:num-suffix="." style:num-format="1">
        <style:list-level-properties text:space-before="5.08cm" text:min-label-width="0.635cm"/>
      </text:list-level-style-number>
      <text:list-level-style-number text:level="6" text:style-name="RTF_5f_Num_20_3_20_6" loext:num-list-format="%6%." style:num-suffix="." style:num-format="1">
        <style:list-level-properties text:space-before="5.715cm" text:min-label-width="0.635cm"/>
      </text:list-level-style-number>
      <text:list-level-style-number text:level="7" text:style-name="RTF_5f_Num_20_3_20_7" loext:num-list-format="%7%." style:num-suffix="." style:num-format="1">
        <style:list-level-properties text:space-before="6.35cm" text:min-label-width="0.635cm"/>
      </text:list-level-style-number>
      <text:list-level-style-number text:level="8" text:style-name="RTF_5f_Num_20_3_20_8" loext:num-list-format="%8%." style:num-suffix="." style:num-format="1">
        <style:list-level-properties text:space-before="6.985cm" text:min-label-width="0.635cm"/>
      </text:list-level-style-number>
      <text:list-level-style-number text:level="9" text:style-name="RTF_5f_Num_20_3_20_9" loext:num-list-format="%9%." style:num-suffix="." style:num-format="1">
        <style:list-level-properties text:space-before="7.62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loext:num-list-format="%1%." style:num-suffix="." text:bullet-char="•">
        <style:list-level-properties text:space-before="2.54cm" text:min-label-width="0.635cm"/>
      </text:list-level-style-bullet>
      <text:list-level-style-bullet text:level="2" text:style-name="RTF_5f_Num_20_4_20_2" loext:num-list-format="%2%." style:num-suffix="." text:bullet-char="•">
        <style:list-level-properties text:space-before="3.175cm" text:min-label-width="0.635cm"/>
      </text:list-level-style-bullet>
      <text:list-level-style-bullet text:level="3" text:style-name="RTF_5f_Num_20_4_20_3" loext:num-list-format="%3%." style:num-suffix="." text:bullet-char="•">
        <style:list-level-properties text:space-before="3.81cm" text:min-label-width="0.635cm"/>
      </text:list-level-style-bullet>
      <text:list-level-style-bullet text:level="4" text:style-name="RTF_5f_Num_20_4_20_4" loext:num-list-format="%4%." style:num-suffix="." text:bullet-char="•">
        <style:list-level-properties text:space-before="4.445cm" text:min-label-width="0.635cm"/>
      </text:list-level-style-bullet>
      <text:list-level-style-bullet text:level="5" text:style-name="RTF_5f_Num_20_4_20_5" loext:num-list-format="%5%." style:num-suffix="." text:bullet-char="•">
        <style:list-level-properties text:space-before="5.08cm" text:min-label-width="0.635cm"/>
      </text:list-level-style-bullet>
      <text:list-level-style-bullet text:level="6" text:style-name="RTF_5f_Num_20_4_20_6" loext:num-list-format="%6%." style:num-suffix="." text:bullet-char="•">
        <style:list-level-properties text:space-before="5.715cm" text:min-label-width="0.635cm"/>
      </text:list-level-style-bullet>
      <text:list-level-style-bullet text:level="7" text:style-name="RTF_5f_Num_20_4_20_7" loext:num-list-format="%7%." style:num-suffix="." text:bullet-char="•">
        <style:list-level-properties text:space-before="6.35cm" text:min-label-width="0.635cm"/>
      </text:list-level-style-bullet>
      <text:list-level-style-bullet text:level="8" text:style-name="RTF_5f_Num_20_4_20_8" loext:num-list-format="%8%." style:num-suffix="." text:bullet-char="•">
        <style:list-level-properties text:space-before="6.985cm" text:min-label-width="0.635cm"/>
      </text:list-level-style-bullet>
      <text:list-level-style-bullet text:level="9" text:style-name="RTF_5f_Num_20_4_20_9" loext:num-list-format="%9%." style:num-suffix="." text:bullet-char="•">
        <style:list-level-properties text:space-before="7.62cm" text:min-label-width="0.635cm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loext:num-list-format="%1%" style:num-format="">
        <style:list-level-properties text:min-label-width="0.762cm"/>
      </text:list-level-style-number>
      <text:list-level-style-number text:level="2" text:style-name="RTF_5f_Num_20_5_20_2" loext:num-list-format="%2%" style:num-format="">
        <style:list-level-properties text:min-label-width="1.016cm"/>
      </text:list-level-style-number>
      <text:list-level-style-number text:level="3" text:style-name="RTF_5f_Num_20_5_20_3" loext:num-list-format="%3%" style:num-format="">
        <style:list-level-properties text:min-label-width="1.27cm"/>
      </text:list-level-style-number>
      <text:list-level-style-number text:level="4" text:style-name="RTF_5f_Num_20_5_20_4" loext:num-list-format="%4%" style:num-format="">
        <style:list-level-properties text:min-label-width="1.524cm"/>
      </text:list-level-style-number>
      <text:list-level-style-number text:level="5" text:style-name="RTF_5f_Num_20_5_20_5" loext:num-list-format="%5%" style:num-format="">
        <style:list-level-properties text:min-label-width="1.778cm"/>
      </text:list-level-style-number>
      <text:list-level-style-number text:level="6" text:style-name="RTF_5f_Num_20_5_20_6" loext:num-list-format="%6%" style:num-format="">
        <style:list-level-properties text:min-label-width="2.032cm"/>
      </text:list-level-style-number>
      <text:list-level-style-number text:level="7" text:style-name="RTF_5f_Num_20_5_20_7" loext:num-list-format="%7%" style:num-format="">
        <style:list-level-properties text:min-label-width="2.286cm"/>
      </text:list-level-style-number>
      <text:list-level-style-number text:level="8" text:style-name="RTF_5f_Num_20_5_20_8" loext:num-list-format="%8%" style:num-format="">
        <style:list-level-properties text:min-label-width="2.54cm"/>
      </text:list-level-style-number>
      <text:list-level-style-number text:level="9" text:style-name="RTF_5f_Num_20_5_20_9" loext:num-list-format="%9%" style:num-format="">
        <style:list-level-properties text:min-label-width="2.79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0.562cm" style:rel-column-width="40716*"/>
    </style:style>
    <style:style style:name="Tabla20.B" style:family="table-column">
      <style:table-column-properties style:column-width="6.438cm" style:rel-column-width="24819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T1" style:family="text">
      <style:text-properties officeooo:rsid="00d3a0a2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fe7f5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e Migració de <text:span text:style-name="MT1">GenApp v2</text:span>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11"><draw:image xlink:href="Pictures/10000000000002600000027147BC5034DC102D8A.jpg" xlink:type="simple" xlink:show="embed" xlink:actuate="onLoad" draw:mime-type="image/jpeg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26" draw:name="Forma1" draw:style-name="Mgr1" draw:text-style-name="MP4" svg:x1="0.062cm" svg:y1="0.056cm" svg:x2="16.995cm" svg:y2="0.03cm"><text:p/></draw:line></text:p>
        <text:p text:style-name="MP3"><text:page-number text:select-page="current">6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Footnote" style:page-layout-name="Mpm3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meta:creation-date>2014-01-14T14:56:52.65</meta:creation-date>
    <meta:editing-cycles>628</meta:editing-cycles>
    <meta:editing-duration>P30DT10H50M21S</meta:editing-duration>
    <meta:initial-creator>Antoni Nadal</meta:initial-creator>
    <dc:date>2025-02-12T08:47:51.458000000</dc:date>
    <meta:printed-by>Antoni Nadal</meta:printed-by>
    <meta:print-date>2014-02-18T11:48:31.82</meta:print-date>
    <meta:keyword>PortaFIB</meta:keyword>
    <meta:keyword>Fundacio Bit</meta:keyword>
    <dc:title>Manual_de_WebServices_de_PortaFIB</dc:title>
    <meta:document-statistic meta:table-count="14" meta:image-count="10" meta:object-count="0" meta:page-count="13" meta:paragraph-count="244" meta:word-count="1669" meta:character-count="16682" meta:non-whitespace-character-count="12277"/>
    <meta:user-defined meta:name="Información 1"/>
    <meta:user-defined meta:name="Información 2"/>
    <meta:user-defined meta:name="Información 3"/>
    <meta:user-defined meta:name="Información 4"/>
  </office:meta>
</office:document-meta>
</file>